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Thumbnails/thumbnail.png" manifest:media-type="image/png"/>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settings.xml" manifest:media-type="text/xml"/>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content.xml" manifest:media-type="text/xml"/>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4"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fa973"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801965" fo:background-color="transparent" style:font-size-asian="13pt" style:font-style-asian="italic" style:font-weight-asian="normal" style:font-size-complex="13pt" style:font-style-complex="italic"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1"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8871f2" fo:background-color="transparent" style:font-size-asian="13pt" style:font-style-asian="italic" style:font-weight-asian="normal" style:font-size-complex="13pt" style:font-style-complex="italic" style:font-weight-complex="normal"/>
    </style:style>
    <style:style style:name="P12"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6a87" fo:background-color="transparent" style:font-size-asian="13pt" style:font-style-asian="italic" style:font-weight-asian="normal" style:font-size-complex="13pt" style:font-style-complex="italic" style:font-weight-complex="normal"/>
    </style:style>
    <style:style style:name="P13"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cf34" fo:background-color="transparent" style:font-size-asian="13pt" style:font-style-asian="italic" style:font-weight-asian="normal" style:font-size-complex="13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1pt" fo:language="it" fo:country="IT" fo:font-style="normal" fo:font-weight="normal" officeooo:rsid="003cd6f9" officeooo:paragraph-rsid="005e6285" fo:background-color="transparent" style:font-size-asian="11pt" style:font-style-asian="normal" style:font-weight-asian="normal" style:font-size-complex="11pt" style:font-style-complex="normal" style:font-weight-complex="normal"/>
    </style:style>
    <style:style style:name="P15" style:family="paragraph" style:parent-style-name="Standard">
      <style:paragraph-properties fo:margin-left="0in" fo:margin-right="0in" fo:text-indent="0in" style:auto-text-indent="false"/>
      <style:text-properties fo:color="#127622" loext:opacity="100%" style:text-position="0% 100%" style:font-name="Liberation Mono" fo:font-size="9pt" fo:language="it" fo:country="IT" fo:font-style="italic" fo:font-weight="bold" officeooo:rsid="0061cd44" officeooo:paragraph-rsid="0061cd44" fo:background-color="transparent" style:font-size-asian="9pt" style:font-style-asian="italic" style:font-weight-asian="bold" style:font-size-complex="9pt" style:font-style-complex="italic" style:font-weight-complex="bold"/>
    </style:style>
    <style:style style:name="P16" style:family="paragraph" style:parent-style-name="Standard">
      <style:text-properties fo:color="#154800" loext:opacity="100%" style:font-name="Liberation Mono" fo:font-size="11pt" officeooo:rsid="000591d6" officeooo:paragraph-rsid="000591d6" style:font-size-asian="11pt" style:font-size-complex="11pt"/>
    </style:style>
    <style:style style:name="P17"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18" style:family="paragraph" style:parent-style-name="Standard">
      <style:text-properties fo:color="#154800" loext:opacity="100%" style:font-name="Liberation Mono" fo:font-size="11pt" officeooo:rsid="00059b8a" officeooo:paragraph-rsid="00ae7da7" style:font-size-asian="11pt" style:font-size-complex="11pt"/>
    </style:style>
    <style:style style:name="P19" style:family="paragraph" style:parent-style-name="Standard">
      <style:text-properties fo:color="#154800" loext:opacity="100%" style:font-name="Liberation Mono" fo:font-size="11pt" officeooo:rsid="00059b8a" officeooo:paragraph-rsid="00cd43f3" style:font-size-asian="11pt" style:font-size-complex="11pt"/>
    </style:style>
    <style:style style:name="P20" style:family="paragraph" style:parent-style-name="Standard">
      <style:text-properties fo:color="#154800" loext:opacity="100%" style:font-name="Liberation Mono" fo:font-size="11pt" officeooo:rsid="000be037" officeooo:paragraph-rsid="000be037" style:font-size-asian="11pt" style:font-size-complex="11pt"/>
    </style:style>
    <style:style style:name="P21" style:family="paragraph" style:parent-style-name="Standard">
      <style:paragraph-properties fo:text-align="center" style:justify-single-word="false"/>
      <style:text-properties fo:color="#154800" loext:opacity="100%" style:font-name="Liberation Mono" fo:font-size="11pt" officeooo:rsid="000e8ed4" officeooo:paragraph-rsid="000e8ed4" style:font-size-asian="11pt" style:font-size-complex="11pt"/>
    </style:style>
    <style:style style:name="P22" style:family="paragraph" style:parent-style-name="Standard">
      <style:text-properties fo:color="#154800" loext:opacity="100%" style:font-name="Liberation Mono" fo:font-size="11pt" officeooo:paragraph-rsid="000d66ef" style:font-size-asian="11pt" style:font-size-complex="11pt"/>
    </style:style>
    <style:style style:name="P23" style:family="paragraph" style:parent-style-name="Standard">
      <style:paragraph-properties fo:margin-left="0.25in" fo:margin-right="0in" fo:text-indent="0in" style:auto-text-indent="false"/>
      <style:text-properties fo:color="#154800" loext:opacity="100%" style:font-name="Liberation Mono" fo:font-size="11pt" officeooo:rsid="00275bd7" officeooo:paragraph-rsid="002ada5e" style:font-size-asian="11pt" style:font-size-complex="11pt"/>
    </style:style>
    <style:style style:name="P24"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5"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adeb1" style:font-size-asian="11pt" style:font-size-complex="11pt"/>
    </style:style>
    <style:style style:name="P26"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rsid="00275bd7" officeooo:paragraph-rsid="00394b92" style:font-size-asian="11pt" style:font-size-complex="11pt"/>
    </style:style>
    <style:style style:name="P27"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5a1d55" style:font-size-asian="11pt" style:font-size-complex="11pt"/>
    </style:style>
    <style:style style:name="P28"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69d128" style:font-size-asian="11pt" style:font-size-complex="11pt"/>
    </style:style>
    <style:style style:name="P29"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30" style:family="paragraph" style:parent-style-name="Standard">
      <style:paragraph-properties fo:margin-left="0in" fo:margin-right="0in" fo:text-indent="0in" style:auto-text-indent="false"/>
      <style:text-properties fo:color="#154800" loext:opacity="100%" style:font-name="Liberation Mono" fo:font-size="11pt" officeooo:rsid="003cd6f9" officeooo:paragraph-rsid="00406206" style:font-size-asian="11pt" style:font-size-complex="11pt"/>
    </style:style>
    <style:style style:name="P31" style:family="paragraph" style:parent-style-name="Standard">
      <style:paragraph-properties fo:margin-left="0in" fo:margin-right="0in" fo:text-indent="0in" style:auto-text-indent="false"/>
      <style:text-properties fo:color="#154800" loext:opacity="100%" style:font-name="Liberation Mono" fo:font-size="11pt" officeooo:rsid="003cd6f9" officeooo:paragraph-rsid="0054e318" style:font-size-asian="11pt" style:font-size-complex="11pt"/>
    </style:style>
    <style:style style:name="P32" style:family="paragraph" style:parent-style-name="Standard">
      <style:paragraph-properties fo:margin-left="0in" fo:margin-right="0in" fo:text-indent="0in" style:auto-text-indent="false"/>
      <style:text-properties fo:color="#154800" loext:opacity="100%" style:font-name="Liberation Mono" fo:font-size="11pt" officeooo:rsid="003cd6f9" officeooo:paragraph-rsid="005a1d55" style:font-size-asian="11pt" style:font-size-complex="11pt"/>
    </style:style>
    <style:style style:name="P33" style:family="paragraph" style:parent-style-name="Standard">
      <style:paragraph-properties fo:margin-left="0in" fo:margin-right="0in" fo:text-indent="0in" style:auto-text-indent="false"/>
      <style:text-properties fo:color="#154800" loext:opacity="100%" style:font-name="Liberation Mono" fo:font-size="11pt" officeooo:rsid="004adeb1" officeooo:paragraph-rsid="004adeb1" style:font-size-asian="11pt" style:font-size-complex="11pt"/>
    </style:style>
    <style:style style:name="P34"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35" style:family="paragraph" style:parent-style-name="Standard">
      <style:text-properties fo:color="#154800" loext:opacity="100%" style:font-name="Liberation Mono" fo:font-size="11pt" officeooo:paragraph-rsid="00cd43f3" style:font-size-asian="11pt" style:font-size-complex="11pt"/>
    </style:style>
    <style:style style:name="P36" style:family="paragraph" style:parent-style-name="Standard">
      <style:text-properties fo:color="#154800" loext:opacity="100%" style:font-name="Liberation Mono" fo:font-size="11pt" officeooo:rsid="00cd43f3" officeooo:paragraph-rsid="00cd43f3" style:font-size-asian="11pt" style:font-size-complex="11pt"/>
    </style:style>
    <style:style style:name="P37" style:family="paragraph" style:parent-style-name="Standard">
      <style:text-properties fo:color="#154800" loext:opacity="100%" style:font-name="Liberation Mono" fo:font-size="11pt" officeooo:rsid="00cf9221" officeooo:paragraph-rsid="00cf9221" style:font-size-asian="11pt" style:font-size-complex="11pt"/>
    </style:style>
    <style:style style:name="P38"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39"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4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541e" officeooo:paragraph-rsid="009e541e" fo:background-color="transparent" style:font-size-asian="11pt" style:font-style-asian="normal" style:font-weight-asian="normal" style:font-size-complex="11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7373ea" fo:background-color="transparent"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01965" fo:background-color="transparent" style:font-size-asian="11pt" style:font-style-asian="normal" style:font-weight-asian="normal" style:font-size-complex="11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871f2"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6a87"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cf34" fo:background-color="transparent"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73f571"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83b27a" fo:background-color="transparent"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3cd6f9" officeooo:paragraph-rsid="00406206" style:font-size-asian="11pt" style:font-weight-asian="normal" style:font-size-complex="11pt" style:font-weight-complex="normal"/>
    </style:style>
    <style:style style:name="P5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55"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56"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57" style:family="paragraph" style:parent-style-name="Standard">
      <style:paragraph-properties fo:text-align="center" style:justify-single-word="false"/>
      <style:text-properties fo:color="#285b14" loext:opacity="100%" style:font-name="Liberation Mono" fo:font-size="18pt" fo:language="it" fo:country="IT" fo:font-style="italic" officeooo:rsid="007f612f" officeooo:paragraph-rsid="007f612f" style:font-size-asian="18pt" style:font-style-asian="italic" style:font-size-complex="18pt" style:font-style-complex="italic"/>
    </style:style>
    <style:style style:name="P5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285b14" loext:opacity="100%" style:text-position="0% 100%" style:font-name="Liberation Mono" fo:font-size="18pt" fo:language="it" fo:country="IT" fo:font-style="italic" fo:font-weight="normal" officeooo:rsid="000fc597" officeooo:paragraph-rsid="009bd506" fo:background-color="transparent" style:font-size-asian="18pt" style:font-style-asian="italic" style:font-weight-asian="normal" style:font-size-complex="18pt" style:font-style-complex="italic" style:font-weight-complex="normal"/>
    </style:style>
    <style:style style:name="P59" style:family="paragraph" style:parent-style-name="Standard">
      <style:paragraph-properties fo:text-align="start" style:justify-single-word="false"/>
      <style:text-properties officeooo:rsid="009e1b5b" officeooo:paragraph-rsid="009e1b5b"/>
    </style:style>
    <style:style style:name="P60"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61"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69d128" fo:background-color="#e0ffae" style:font-size-asian="11pt" style:font-style-asian="italic" style:font-weight-asian="normal" style:font-size-complex="11pt" style:font-style-complex="italic" style:font-weight-complex="normal"/>
    </style:style>
    <style:style style:name="P63"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01965" fo:background-color="#e0ffae" style:font-size-asian="11pt" style:font-style-asian="italic" style:font-weight-asian="normal" style:font-size-complex="11pt" style:font-style-complex="italic"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6a87" fo:background-color="#e0ffae" style:font-size-asian="11pt" style:font-style-asian="italic" style:font-weight-asian="normal" style:font-size-complex="11pt" style:font-style-complex="italic"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cf34" fo:background-color="#e0ffae" style:font-size-asian="11pt" style:font-style-asian="italic" style:font-weight-asian="normal" style:font-size-complex="11pt" style:font-style-complex="italic" style:font-weight-complex="normal"/>
    </style:style>
    <style:style style:name="P67"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6c6c72" officeooo:paragraph-rsid="007373ea" fo:background-color="#e0ffae" style:font-size-asian="11pt" style:font-style-asian="italic" style:font-weight-asian="normal" style:font-size-complex="11pt" style:font-style-complex="italic" style:font-weight-complex="normal"/>
    </style:style>
    <style:style style:name="P68" style:family="paragraph" style:parent-style-name="Standard">
      <style:paragraph-properties fo:margin-left="0.25in" fo:margin-right="0in" fo:text-indent="0in" style:auto-text-indent="false"/>
      <style:text-properties fo:color="#000000" loext:opacity="100%" style:text-position="0% 100%" style:font-name="Liberation Mono" fo:font-size="11pt" fo:language="it" fo:country="IT" fo:font-style="italic" fo:font-weight="normal" officeooo:rsid="003aba8f" officeooo:paragraph-rsid="00406206" fo:background-color="#e0ffae" style:font-size-asian="11pt" style:font-style-asian="italic" style:font-weight-asian="normal" style:font-size-complex="11pt" style:font-style-complex="italic" style:font-weight-complex="normal"/>
    </style:style>
    <style:style style:name="P69" style:family="paragraph" style:parent-style-name="Standard">
      <style:paragraph-properties fo:margin-left="0.25in" fo:margin-right="0in" fo:text-indent="0in" style:auto-text-indent="false"/>
      <style:text-properties fo:color="#000000" loext:opacity="100%" style:text-position="0% 100%" style:font-name="Liberation Mono" fo:font-size="11pt" fo:language="it" fo:country="IT" fo:font-style="italic" fo:font-weight="normal" officeooo:rsid="003aba8f" officeooo:paragraph-rsid="0054e318" fo:background-color="#e0ffae" style:font-size-asian="11pt" style:font-style-asian="italic" style:font-weight-asian="normal" style:font-size-complex="11pt" style:font-style-complex="italic" style:font-weight-complex="normal"/>
    </style:style>
    <style:style style:name="P70" style:family="paragraph" style:parent-style-name="Standard">
      <style:paragraph-properties fo:margin-left="0.25in" fo:margin-right="0in" fo:text-indent="0in" style:auto-text-indent="false"/>
      <style:text-properties fo:color="#000000" loext:opacity="100%" style:text-position="0% 100%" style:font-name="Liberation Mono" fo:font-size="11pt" fo:language="it" fo:country="IT" fo:font-style="italic" fo:font-weight="normal" officeooo:rsid="003aba8f" officeooo:paragraph-rsid="0064c2ca" fo:background-color="#e0ffae" style:font-size-asian="11pt" style:font-style-asian="italic" style:font-weight-asian="normal" style:font-size-complex="11pt" style:font-style-complex="italic" style:font-weight-complex="normal"/>
    </style:style>
    <style:style style:name="P71" style:family="paragraph" style:parent-style-name="Standard">
      <style:paragraph-properties fo:margin-left="0in" fo:margin-right="0in" fo:text-indent="0in" style:auto-text-indent="false"/>
      <style:text-properties officeooo:paragraph-rsid="005158ba"/>
    </style:style>
    <style:style style:name="P72"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7373ea" fo:background-color="transparent" style:font-size-asian="11pt" style:font-style-asian="normal" style:font-weight-asian="normal" style:font-size-complex="11pt" style:font-style-complex="normal"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74" style:family="paragraph" style:parent-style-name="Standard" style:list-style-name="L1">
      <style:text-properties officeooo:paragraph-rsid="00c8709a"/>
    </style:style>
    <style:style style:name="P75" style:family="paragraph" style:parent-style-name="Standard" style:list-style-name="L1">
      <style:text-properties officeooo:rsid="00c8709a" officeooo:paragraph-rsid="00c8709a"/>
    </style:style>
    <style:style style:name="P76" style:family="paragraph" style:parent-style-name="Standard">
      <style:text-properties fo:color="#154800" loext:opacity="100%" style:font-name="Liberation Mono" fo:font-size="11pt" officeooo:rsid="00cd43f3" officeooo:paragraph-rsid="00cd43f3" style:font-size-asian="11pt" style:font-size-complex="11pt"/>
    </style:style>
    <style:style style:name="P77" style:family="paragraph" style:parent-style-name="Standard">
      <style:text-properties fo:color="#154800" loext:opacity="100%" style:font-name="Liberation Mono" fo:font-size="11pt" officeooo:rsid="00cfbb8f" officeooo:paragraph-rsid="00cfbb8f" style:font-size-asian="11pt" style:font-size-complex="11pt"/>
    </style:style>
    <style:style style:name="P78" style:family="paragraph" style:parent-style-name="Standard" style:list-style-name="L4">
      <style:text-properties fo:color="#154800" loext:opacity="100%" style:font-name="Liberation Mono" fo:font-size="11pt" officeooo:rsid="003cd6f9" officeooo:paragraph-rsid="00619bc1" style:font-size-asian="11pt" style:font-size-complex="11pt"/>
    </style:style>
    <style:style style:name="P79" style:family="paragraph" style:parent-style-name="Standard">
      <style:text-properties fo:color="#154800" loext:opacity="100%" style:font-name="Liberation Mono" fo:font-size="11pt" officeooo:paragraph-rsid="00d1ab5d" style:font-size-asian="11pt" style:font-size-complex="11pt"/>
    </style:style>
    <style:style style:name="P80" style:family="paragraph" style:parent-style-name="Standard">
      <style:text-properties fo:color="#154800" loext:opacity="100%" style:font-name="Liberation Mono" fo:font-size="11pt" officeooo:rsid="00d1ab5d" officeooo:paragraph-rsid="00d1ab5d" style:font-size-asian="11pt" style:font-size-complex="11pt"/>
    </style:style>
    <style:style style:name="P81" style:family="paragraph" style:parent-style-name="Standard">
      <style:text-properties fo:color="#154800" loext:opacity="100%" style:font-name="Liberation Mono" fo:font-size="11pt" officeooo:rsid="00d29b39" officeooo:paragraph-rsid="00d29b39" style:font-size-asian="11pt" style:font-size-complex="11pt"/>
    </style:style>
    <style:style style:name="P82" style:family="paragraph" style:parent-style-name="Standard">
      <style:text-properties fo:color="#154800" loext:opacity="100%" style:font-name="Liberation Mono" fo:font-size="11pt" officeooo:rsid="00275bd7" officeooo:paragraph-rsid="00d437e0" style:font-size-asian="11pt" style:font-size-complex="11pt"/>
    </style:style>
    <style:style style:name="P83"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84"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85" style:family="paragraph" style:parent-style-name="Standard">
      <style:text-properties fo:color="#154800" loext:opacity="100%" style:font-name="Liberation Mono" fo:font-size="11pt" fo:language="it" fo:country="IT" fo:font-style="italic" officeooo:rsid="00489322" officeooo:paragraph-rsid="00d1ab5d" fo:background-color="transparent" style:font-size-asian="11pt" style:font-style-asian="italic" style:font-size-complex="11pt" style:font-style-complex="italic"/>
    </style:style>
    <style:style style:name="P86" style:family="paragraph" style:parent-style-name="Standard" style:list-style-name="L4">
      <style:text-properties fo:color="#154800" loext:opacity="100%" style:text-position="0% 100%" style:font-name="Liberation Mono" fo:font-size="11pt" fo:language="it" fo:country="IT" fo:font-weight="normal" officeooo:rsid="0061bc28" officeooo:paragraph-rsid="0061bc28" style:font-size-asian="11pt" style:font-weight-asian="normal" style:font-size-complex="11pt" style:font-weight-complex="normal"/>
    </style:style>
    <style:style style:name="P87" style:family="paragraph" style:parent-style-name="Standard" style:list-style-name="L4">
      <style:paragraph-properties fo:text-align="start" style:justify-single-word="false"/>
      <style:text-properties fo:color="#154800" loext:opacity="100%" style:text-position="0% 100%" style:font-name="Liberation Mono" fo:font-size="11pt" fo:language="it" fo:country="IT" fo:font-style="normal" fo:font-weight="normal" officeooo:rsid="0061bc28" officeooo:paragraph-rsid="0061cd44" fo:background-color="transparent" style:font-size-asian="11pt" style:font-style-asian="normal" style:font-weight-asian="normal" style:font-size-complex="11pt" style:font-style-complex="normal" style:font-weight-complex="normal"/>
    </style:style>
    <style:style style:name="P88" style:family="paragraph" style:parent-style-name="Standard" style:list-style-name="L4">
      <style:paragraph-properties fo:text-align="start" style:justify-single-word="false"/>
      <style:text-properties fo:color="#154800" loext:opacity="100%" style:text-position="0% 100%" style:font-name="Liberation Mono" fo:font-size="11pt" fo:language="it" fo:country="IT" fo:font-style="normal" fo:font-weight="normal" officeooo:rsid="003cd6f9" officeooo:paragraph-rsid="0061cd44" fo:background-color="transparent" style:font-size-asian="11pt" style:font-style-asian="normal" style:font-weight-asian="normal" style:font-size-complex="11pt" style:font-style-complex="normal" style:font-weight-complex="normal"/>
    </style:style>
    <style:style style:name="P89" style:family="paragraph" style:parent-style-name="Standard" style:list-style-name="L4">
      <style:paragraph-properties fo:text-align="start" style:justify-single-word="false"/>
      <style:text-properties fo:color="#154800" loext:opacity="100%" style:text-position="0% 100%" style:font-name="Liberation Mono" fo:font-size="11pt" fo:language="it" fo:country="IT" fo:font-style="normal" fo:font-weight="normal" officeooo:rsid="003cd6f9" officeooo:paragraph-rsid="00b3c2a5" fo:background-color="transparent" style:font-size-asian="11pt" style:font-style-asian="normal" style:font-weight-asian="normal" style:font-size-complex="11pt" style:font-style-complex="normal" style:font-weight-complex="normal"/>
    </style:style>
    <style:style style:name="P90" style:family="paragraph" style:parent-style-name="Standard" style:list-style-name="L4">
      <style:paragraph-properties fo:text-align="start" style:justify-single-word="false"/>
      <style:text-properties fo:color="#154800" loext:opacity="100%" style:text-position="0% 100%" style:font-name="Liberation Mono" fo:font-size="11pt" fo:language="it" fo:country="IT" fo:font-style="normal" fo:font-weight="normal" officeooo:rsid="003cd6f9" officeooo:paragraph-rsid="0064c2ca" fo:background-color="transparent" style:font-size-asian="11pt" style:font-style-asian="normal" style:font-weight-asian="normal" style:font-size-complex="11pt" style:font-style-complex="normal" style:font-weight-complex="normal"/>
    </style:style>
    <style:style style:name="P91" style:family="paragraph" style:parent-style-name="Standard" style:list-style-name="L5">
      <style:paragraph-properties fo:text-align="start" style:justify-single-word="false"/>
      <style:text-properties fo:color="#154800" loext:opacity="100%" style:text-position="0% 100%" style:font-name="Liberation Mono" fo:font-size="11pt" fo:language="it" fo:country="IT"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92" style:family="paragraph" style:parent-style-name="Standard" style:list-style-name="L6"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3f571" fo:background-color="transparent" style:font-size-asian="11pt" style:font-style-asian="normal" style:font-weight-asian="normal" style:font-size-complex="11pt" style:font-style-complex="normal" style:font-weight-complex="normal"/>
    </style:style>
    <style:style style:name="P93" style:family="paragraph" style:parent-style-name="Standard" style:list-style-name="L6"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508c2" fo:background-color="transparent" style:font-size-asian="11pt" style:font-style-asian="normal" style:font-weight-asian="normal" style:font-size-complex="11pt" style:font-style-complex="normal" style:font-weight-complex="normal"/>
    </style:style>
    <style:style style:name="P94" style:family="paragraph" style:parent-style-name="Standard" style:list-style-name="L6"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84a39" fo:background-color="transparent" style:font-size-asian="11pt" style:font-style-asian="normal" style:font-weight-asian="normal" style:font-size-complex="11pt" style:font-style-complex="normal" style:font-weight-complex="normal"/>
    </style:style>
    <style:style style:name="P95" style:family="paragraph" style:parent-style-name="Standard" style:list-style-name="L6"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96" style:family="paragraph" style:parent-style-name="Standard" style:list-style-name="L6">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97" style:family="paragraph" style:parent-style-name="Standard" style:list-style-name="L6"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98" style:family="paragraph" style:parent-style-name="Standard" style:list-style-name="L6">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99" style:family="paragraph" style:parent-style-name="Standard" style:list-style-name="L6">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100" style:family="paragraph" style:parent-style-name="Standard" style:list-style-name="L6">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73f571" fo:background-color="transparent" style:font-size-asian="11pt" style:font-style-asian="italic" style:font-weight-asian="normal" style:font-size-complex="11pt" style:font-style-complex="italic" style:font-weight-complex="normal"/>
    </style:style>
    <style:style style:name="P101" style:family="paragraph" style:parent-style-name="Standard" style:list-style-name="L6">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83b27a" fo:background-color="transparent" style:font-size-asian="11pt" style:font-style-asian="italic" style:font-weight-asian="normal" style:font-size-complex="11pt" style:font-style-complex="italic" style:font-weight-complex="normal"/>
    </style:style>
    <style:style style:name="P102" style:family="paragraph" style:parent-style-name="Standard" style:list-style-name="L4">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61bc28" fo:background-color="#e0ffae" style:font-size-asian="11pt" style:font-style-asian="italic" style:font-weight-asian="normal" style:font-size-complex="11pt" style:font-style-complex="italic" style:font-weight-complex="normal"/>
    </style:style>
    <style:style style:name="P103" style:family="paragraph" style:parent-style-name="Standard" style:list-style-name="L4">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19bc1" fo:background-color="#e0ffae" style:font-size-asian="11pt" style:font-style-asian="italic" style:font-weight-asian="normal" style:font-size-complex="11pt" style:font-style-complex="italic" style:font-weight-complex="normal"/>
    </style:style>
    <style:style style:name="P104" style:family="paragraph" style:parent-style-name="Standard" style:list-style-name="L4">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1cd44" fo:background-color="#e0ffae" style:font-size-asian="11pt" style:font-style-asian="italic" style:font-weight-asian="normal" style:font-size-complex="11pt" style:font-style-complex="italic" style:font-weight-complex="normal"/>
    </style:style>
    <style:style style:name="P105" style:family="paragraph" style:parent-style-name="Standard" style:list-style-name="L5">
      <style:paragraph-properties fo:text-align="start" style:justify-single-word="false"/>
      <style:text-properties officeooo:paragraph-rsid="009dcfbe"/>
    </style:style>
    <style:style style:name="P106" style:family="paragraph" style:parent-style-name="Standard" style:list-style-name="L7">
      <style:text-properties officeooo:rsid="00d437e0" officeooo:paragraph-rsid="00d437e0"/>
    </style:style>
    <style:style style:name="T1" style:family="text">
      <style:text-properties officeooo:rsid="000dce78"/>
    </style:style>
    <style:style style:name="T2" style:family="text">
      <style:text-properties fo:font-style="italic" style:font-style-asian="italic" style:font-style-complex="italic"/>
    </style:style>
    <style:style style:name="T3" style:family="text">
      <style:text-properties fo:font-style="italic" officeooo:rsid="006c6c72" style:font-style-asian="italic" style:font-style-complex="italic"/>
    </style:style>
    <style:style style:name="T4" style:family="text">
      <style:text-properties fo:font-style="italic" officeooo:rsid="0073f571" style:font-style-asian="italic" style:font-style-complex="italic"/>
    </style:style>
    <style:style style:name="T5" style:family="text">
      <style:text-properties fo:font-style="italic" officeooo:rsid="007508c2" style:font-style-asian="italic" style:font-style-complex="italic"/>
    </style:style>
    <style:style style:name="T6" style:family="text">
      <style:text-properties fo:font-style="italic" officeooo:rsid="007578e5" style:font-style-asian="italic" style:font-style-complex="italic"/>
    </style:style>
    <style:style style:name="T7" style:family="text">
      <style:text-properties fo:font-style="italic" officeooo:rsid="0079b55f" style:font-style-asian="italic" style:font-style-complex="italic"/>
    </style:style>
    <style:style style:name="T8" style:family="text">
      <style:text-properties fo:font-style="italic" officeooo:rsid="008871f2" style:font-style-asian="italic" style:font-style-complex="italic"/>
    </style:style>
    <style:style style:name="T9" style:family="text">
      <style:text-properties fo:font-style="italic" officeooo:rsid="00956a87" style:font-style-asian="italic" style:font-style-complex="italic"/>
    </style:style>
    <style:style style:name="T10" style:family="text">
      <style:text-properties fo:font-style="italic" officeooo:rsid="0095cf34" style:font-style-asian="italic" style:font-style-complex="italic"/>
    </style:style>
    <style:style style:name="T11" style:family="text">
      <style:text-properties fo:font-style="italic" officeooo:rsid="00975a6b" style:font-style-asian="italic" style:font-style-complex="italic"/>
    </style:style>
    <style:style style:name="T12" style:family="text">
      <style:text-properties officeooo:rsid="000fc597"/>
    </style:style>
    <style:style style:name="T13" style:family="text">
      <style:text-properties fo:color="#127622" loext:opacity="100%" fo:font-size="13pt" fo:font-weight="bold" officeooo:rsid="000fc597" style:font-size-asian="13pt" style:font-weight-asian="bold" style:font-size-complex="13pt" style:font-weight-complex="bold"/>
    </style:style>
    <style:style style:name="T14" style:family="text">
      <style:text-properties fo:color="#127622" loext:opacity="100%" fo:font-size="13pt" fo:language="it" fo:country="IT" fo:font-weight="bold" officeooo:rsid="000fc597" style:font-size-asian="13pt" style:font-weight-asian="bold" style:font-size-complex="13pt" style:font-weight-complex="bold"/>
    </style:style>
    <style:style style:name="T15" style:family="text">
      <style:text-properties fo:color="#127622" loext:opacity="100%" fo:font-size="13pt" fo:language="it" fo:country="IT" fo:font-weight="bold" officeooo:rsid="00296e11" style:font-size-asian="13pt" style:font-weight-asian="bold" style:font-size-complex="13pt" style:font-weight-complex="bold"/>
    </style:style>
    <style:style style:name="T16" style:family="text">
      <style:text-properties fo:color="#127622" loext:opacity="100%" fo:font-size="13pt" fo:language="it" fo:country="IT" fo:font-weight="bold" officeooo:rsid="002ada5e" style:font-size-asian="13pt" style:font-weight-asian="bold" style:font-size-complex="13pt" style:font-weight-complex="bold"/>
    </style:style>
    <style:style style:name="T17" style:family="text">
      <style:text-properties fo:color="#127622" loext:opacity="100%" fo:font-size="13pt" fo:language="it" fo:country="IT" fo:font-weight="bold" officeooo:rsid="003aba8f" style:font-size-asian="13pt" style:font-weight-asian="bold" style:font-size-complex="13pt" style:font-weight-complex="bold"/>
    </style:style>
    <style:style style:name="T18" style:family="text">
      <style:text-properties fo:color="#127622" loext:opacity="100%" fo:font-size="13pt" fo:language="it" fo:country="IT" fo:font-weight="bold" officeooo:rsid="00406206" style:font-size-asian="13pt" style:font-weight-asian="bold" style:font-size-complex="13pt" style:font-weight-complex="bold"/>
    </style:style>
    <style:style style:name="T19" style:family="text">
      <style:text-properties fo:color="#127622" loext:opacity="100%" fo:font-size="13pt" fo:language="it" fo:country="IT" fo:font-weight="bold" officeooo:rsid="00d437e0" style:font-size-asian="13pt" style:font-weight-asian="bold" style:font-size-complex="13pt" style:font-weight-complex="bold"/>
    </style:style>
    <style:style style:name="T20" style:family="text">
      <style:text-properties fo:color="#127622" loext:opacity="100%" style:text-position="0% 100%" fo:font-size="13pt" fo:language="it" fo:country="IT" fo:font-weight="bold" officeooo:rsid="003aba8f" style:font-size-asian="13pt" style:font-weight-asian="bold" style:font-size-complex="13pt" style:font-weight-complex="bold"/>
    </style:style>
    <style:style style:name="T21" style:family="text">
      <style:text-properties fo:color="#127622" loext:opacity="100%" style:text-position="0% 100%" fo:font-size="13pt" fo:language="it" fo:country="IT" fo:font-weight="bold" officeooo:rsid="00406206" style:font-size-asian="13pt" style:font-weight-asian="bold" style:font-size-complex="13pt" style:font-weight-complex="bold"/>
    </style:style>
    <style:style style:name="T22" style:family="text">
      <style:text-properties fo:language="it" fo:country="IT"/>
    </style:style>
    <style:style style:name="T23" style:family="text">
      <style:text-properties fo:language="it" fo:country="IT" officeooo:rsid="0013b369"/>
    </style:style>
    <style:style style:name="T24" style:family="text">
      <style:text-properties fo:language="it" fo:country="IT" officeooo:rsid="002853b0"/>
    </style:style>
    <style:style style:name="T25" style:family="text">
      <style:text-properties fo:language="it" fo:country="IT" officeooo:rsid="002ada5e"/>
    </style:style>
    <style:style style:name="T26" style:family="text">
      <style:text-properties fo:language="it" fo:country="IT" officeooo:rsid="0037af95"/>
    </style:style>
    <style:style style:name="T27" style:family="text">
      <style:text-properties fo:language="it" fo:country="IT" officeooo:rsid="00394b92"/>
    </style:style>
    <style:style style:name="T28" style:family="text">
      <style:text-properties fo:language="it" fo:country="IT" officeooo:rsid="009e1b5b"/>
    </style:style>
    <style:style style:name="T29" style:family="text">
      <style:text-properties fo:language="it" fo:country="IT" officeooo:rsid="00d1ab5d"/>
    </style:style>
    <style:style style:name="T30" style:family="text">
      <style:text-properties fo:language="it" fo:country="IT" officeooo:rsid="00d437e0"/>
    </style:style>
    <style:style style:name="T31" style:family="text">
      <style:text-properties fo:color="#154800" loext:opacity="100%"/>
    </style:style>
    <style:style style:name="T32" style:family="text">
      <style:text-properties fo:color="#154800" loext:opacity="100%" style:font-name="Liberation Mono" fo:font-size="11pt" fo:language="it" fo:country="IT" style:font-size-asian="11pt" style:font-size-complex="11pt"/>
    </style:style>
    <style:style style:name="T33" style:family="text">
      <style:text-properties fo:color="#154800" loext:opacity="100%" style:font-name="Liberation Mono" fo:font-size="11pt" fo:language="it" fo:country="IT" officeooo:rsid="002ada5e" style:font-size-asian="11pt" style:font-size-complex="11pt"/>
    </style:style>
    <style:style style:name="T34" style:family="text">
      <style:text-properties fo:color="#154800" loext:opacity="100%" style:font-name="Liberation Mono" fo:font-size="11pt" style:font-size-asian="11pt" style:font-size-complex="11pt"/>
    </style:style>
    <style:style style:name="T35" style:family="text">
      <style:text-properties fo:color="#154800" loext:opacity="100%" style:font-name="Liberation Mono" fo:font-size="11pt" officeooo:rsid="00c6cd0d" style:font-size-asian="11pt" style:font-size-complex="11pt"/>
    </style:style>
    <style:style style:name="T36" style:family="text">
      <style:text-properties fo:color="#154800" loext:opacity="100%" style:font-name="Liberation Mono" fo:font-size="11pt" officeooo:rsid="00c8709a" style:font-size-asian="11pt" style:font-size-complex="11pt"/>
    </style:style>
    <style:style style:name="T37" style:family="text">
      <style:text-properties fo:color="#154800" loext:opacity="100%" style:font-name="Liberation Mono" fo:font-size="11pt" officeooo:rsid="00c940d0" style:font-size-asian="11pt" style:font-size-complex="11pt"/>
    </style:style>
    <style:style style:name="T38" style:family="text">
      <style:text-properties fo:color="#154800" loext:opacity="100%" style:font-name="Liberation Mono" fo:font-size="11pt" officeooo:rsid="00ca4607" style:font-size-asian="11pt" style:font-size-complex="11pt"/>
    </style:style>
    <style:style style:name="T39" style:family="text">
      <style:text-properties fo:color="#154800" loext:opacity="100%" style:font-name="Liberation Mono" fo:font-size="11pt" officeooo:rsid="00cc41de" style:font-size-asian="11pt" style:font-size-complex="11pt"/>
    </style:style>
    <style:style style:name="T40" style:family="text">
      <style:text-properties fo:color="#154800" loext:opacity="100%" style:text-position="0% 100%" style:font-name="Liberation Mono" fo:font-size="11pt" fo:language="it" fo:country="IT" fo:font-weight="normal" officeooo:rsid="004cb301" style:font-size-asian="11pt" style:font-weight-asian="normal" style:font-size-complex="11pt" style:font-weight-complex="normal"/>
    </style:style>
    <style:style style:name="T41" style:family="text">
      <style:text-properties fo:color="#154800" loext:opacity="100%" style:text-position="0% 100%" style:font-name="Liberation Mono" fo:font-size="11pt" fo:language="it" fo:country="IT" fo:font-weight="normal" officeooo:rsid="003aba8f" style:font-size-asian="11pt" style:font-weight-asian="normal" style:font-size-complex="11pt" style:font-weight-complex="normal"/>
    </style:style>
    <style:style style:name="T42" style:family="text">
      <style:text-properties fo:color="#154800" loext:opacity="100%" style:text-position="0% 100%" style:font-name="Liberation Mono" fo:font-size="11pt" fo:language="it" fo:country="IT" fo:font-weight="normal" officeooo:rsid="004e2c54" style:font-size-asian="11pt" style:font-weight-asian="normal" style:font-size-complex="11pt" style:font-weight-complex="normal"/>
    </style:style>
    <style:style style:name="T43" style:family="text">
      <style:text-properties fo:color="#154800" loext:opacity="100%" style:text-position="0% 100%" style:font-name="Liberation Mono" fo:font-size="11pt" fo:language="it" fo:country="IT" fo:font-weight="normal" officeooo:rsid="00501fb6" style:font-size-asian="11pt" style:font-weight-asian="normal" style:font-size-complex="11pt" style:font-weight-complex="normal"/>
    </style:style>
    <style:style style:name="T44" style:family="text">
      <style:text-properties fo:color="#154800" loext:opacity="100%" style:text-position="0% 100%" style:font-name="Liberation Mono" fo:font-size="11pt" fo:language="it" fo:country="IT" fo:font-weight="normal" officeooo:rsid="005158ba" style:font-size-asian="11pt" style:font-weight-asian="normal" style:font-size-complex="11pt" style:font-weight-complex="normal"/>
    </style:style>
    <style:style style:name="T45"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46" style:family="text">
      <style:text-properties fo:color="#154800" loext:opacity="100%" style:text-position="0% 100%" style:font-name="Liberation Mono" fo:font-size="11pt" fo:language="it" fo:country="IT" fo:font-weight="normal" officeooo:rsid="0052f115" style:font-size-asian="11pt" style:font-weight-asian="normal" style:font-size-complex="11pt" style:font-weight-complex="normal"/>
    </style:style>
    <style:style style:name="T47"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48" style:family="text">
      <style:text-properties fo:color="#154800" loext:opacity="100%" style:text-position="0% 100%" style:font-name="Liberation Mono" fo:font-size="11pt" fo:language="it" fo:country="IT" fo:font-style="normal" fo:font-weight="normal" officeooo:rsid="009dcfbe" fo:background-color="transparent" loext:char-shading-value="0" style:font-size-asian="11pt" style:font-style-asian="normal" style:font-weight-asian="normal" style:font-size-complex="11pt" style:font-style-complex="normal" style:font-weight-complex="normal"/>
    </style:style>
    <style:style style:name="T49" style:family="text">
      <style:text-properties fo:color="#154800" loext:opacity="100%" style:text-position="0% 100%" style:font-name="Liberation Mono" fo:font-size="9pt" fo:language="it" fo:country="IT" fo:font-style="normal" fo:font-weight="normal" officeooo:rsid="009e1b5b" fo:background-color="transparent" loext:char-shading-value="0" style:font-size-asian="9pt" style:font-style-asian="normal" style:font-weight-asian="normal" style:font-size-complex="9pt" style:font-style-complex="normal" style:font-weight-complex="normal"/>
    </style:style>
    <style:style style:name="T50" style:family="text">
      <style:text-properties fo:color="#154800" loext:opacity="100%" style:text-position="0% 100%" style:font-name="Liberation Mono1" fo:font-size="11pt" fo:language="it" fo:country="IT" fo:font-style="normal" fo:font-weight="normal" officeooo:rsid="005158ba" style:font-size-asian="11pt" style:font-style-asian="normal" style:font-weight-asian="normal" style:font-size-complex="11pt" style:font-weight-complex="normal"/>
    </style:style>
    <style:style style:name="T51" style:family="text">
      <style:text-properties fo:color="#154800" loext:opacity="100%" style:text-position="0% 100%" style:font-name="Liberation Mono1" fo:font-size="11pt" fo:language="it" fo:country="IT" fo:font-style="normal" fo:font-weight="normal" officeooo:rsid="0052f115" style:font-size-asian="11pt" style:font-style-asian="normal" style:font-weight-asian="normal" style:font-size-complex="11pt" style:font-weight-complex="normal"/>
    </style:style>
    <style:style style:name="T52" style:family="text">
      <style:text-properties fo:color="#154800" loext:opacity="100%" officeooo:rsid="005e6285"/>
    </style:style>
    <style:style style:name="T53" style:family="text">
      <style:text-properties fo:color="#154800" loext:opacity="100%" officeooo:rsid="0037af95"/>
    </style:style>
    <style:style style:name="T54" style:family="text">
      <style:text-properties fo:color="#154800" loext:opacity="100%" officeooo:rsid="00605ec3"/>
    </style:style>
    <style:style style:name="T55" style:family="text">
      <style:text-properties fo:color="#154800" loext:opacity="100%" fo:language="en" fo:country="US"/>
    </style:style>
    <style:style style:name="T56" style:family="text">
      <style:text-properties fo:color="#154800" loext:opacity="100%" fo:language="en" fo:country="US" officeooo:rsid="005c8e15"/>
    </style:style>
    <style:style style:name="T57" style:family="text">
      <style:text-properties fo:color="#154800" loext:opacity="100%" fo:language="en" fo:country="US" officeooo:rsid="007373ea"/>
    </style:style>
    <style:style style:name="T58" style:family="text">
      <style:text-properties fo:color="#154800" loext:opacity="100%" fo:language="en" fo:country="US" officeooo:rsid="00b7840d"/>
    </style:style>
    <style:style style:name="T59" style:family="text">
      <style:text-properties fo:color="#154800" loext:opacity="100%" fo:language="en" fo:country="US" officeooo:rsid="00b87b51"/>
    </style:style>
    <style:style style:name="T60" style:family="text">
      <style:text-properties fo:color="#154800" loext:opacity="100%" officeooo:rsid="007373ea"/>
    </style:style>
    <style:style style:name="T61" style:family="text">
      <style:text-properties fo:color="#154800" loext:opacity="100%" officeooo:rsid="009bd506"/>
    </style:style>
    <style:style style:name="T62" style:family="text">
      <style:text-properties fo:color="#000000" loext:opacity="100%" fo:font-style="italic" officeooo:rsid="0037af95" fo:background-color="#e0ffae" loext:char-shading-value="0" style:font-style-asian="italic" style:font-style-complex="italic"/>
    </style:style>
    <style:style style:name="T63" style:family="text">
      <style:text-properties fo:color="#000000" loext:opacity="100%" fo:font-style="italic" officeooo:rsid="006c6c72" fo:background-color="#e0ffae" loext:char-shading-value="0" style:font-style-asian="italic" style:font-style-complex="italic"/>
    </style:style>
    <style:style style:name="T64" style:family="text">
      <style:text-properties fo:color="#000000" loext:opacity="100%" fo:language="it" fo:country="IT" fo:font-style="italic" officeooo:rsid="002ada5e" fo:background-color="#e0ffae" loext:char-shading-value="0" style:font-style-asian="italic" style:font-style-complex="italic"/>
    </style:style>
    <style:style style:name="T65" style:family="text">
      <style:text-properties style:text-position="0% 100%" fo:language="it" fo:country="IT" fo:font-weight="normal" style:font-weight-asian="normal" style:font-weight-complex="normal"/>
    </style:style>
    <style:style style:name="T66" style:family="text">
      <style:text-properties style:text-position="0% 100%" fo:language="it" fo:country="IT" fo:font-weight="normal" officeooo:rsid="002ada5e" style:font-weight-asian="normal" style:font-weight-complex="normal"/>
    </style:style>
    <style:style style:name="T67" style:family="text">
      <style:text-properties style:text-position="0% 100%" fo:language="it" fo:country="IT" fo:font-weight="normal" officeooo:rsid="003aba8f" style:font-weight-asian="normal" style:font-weight-complex="normal"/>
    </style:style>
    <style:style style:name="T68" style:family="text">
      <style:text-properties style:text-position="0% 100%" fo:language="it" fo:country="IT" fo:font-weight="normal" officeooo:rsid="003cd6f9" style:font-weight-asian="normal" style:font-weight-complex="normal"/>
    </style:style>
    <style:style style:name="T69" style:family="text">
      <style:text-properties style:text-position="0% 100%" fo:language="it" fo:country="IT" fo:font-weight="normal" officeooo:rsid="0052f115" style:font-weight-asian="normal" style:font-weight-complex="normal"/>
    </style:style>
    <style:style style:name="T70" style:family="text">
      <style:text-properties style:text-position="0% 100%" fo:language="it" fo:country="IT" fo:font-weight="normal" officeooo:rsid="0054e318" style:font-weight-asian="normal" style:font-weight-complex="normal"/>
    </style:style>
    <style:style style:name="T71" style:family="text">
      <style:text-properties style:text-position="0% 100%" fo:language="it" fo:country="IT" fo:font-weight="normal" officeooo:rsid="005c8e15" style:font-weight-asian="normal" style:font-weight-complex="normal"/>
    </style:style>
    <style:style style:name="T72" style:family="text">
      <style:text-properties style:text-position="0% 100%" fo:language="it" fo:country="IT" fo:font-weight="normal" officeooo:rsid="005d73f6" style:font-weight-asian="normal" style:font-weight-complex="normal"/>
    </style:style>
    <style:style style:name="T73" style:family="text">
      <style:text-properties style:text-position="0% 100%" fo:language="it" fo:country="IT" fo:font-weight="normal" officeooo:rsid="005dcc03" style:font-weight-asian="normal" style:font-weight-complex="normal"/>
    </style:style>
    <style:style style:name="T74" style:family="text">
      <style:text-properties style:text-position="0% 100%" fo:language="it" fo:country="IT" fo:font-weight="normal" officeooo:rsid="0061cd44" style:font-weight-asian="normal" style:font-weight-complex="normal"/>
    </style:style>
    <style:style style:name="T75" style:family="text">
      <style:text-properties style:text-position="0% 100%" fo:language="it" fo:country="IT" fo:font-weight="normal" officeooo:rsid="006c6c72" style:font-weight-asian="normal" style:font-weight-complex="normal"/>
    </style:style>
    <style:style style:name="T76" style:family="text">
      <style:text-properties style:text-position="0% 100%" fo:language="it" fo:country="IT" fo:font-weight="normal" officeooo:rsid="006d1306" style:font-weight-asian="normal" style:font-weight-complex="normal"/>
    </style:style>
    <style:style style:name="T77" style:family="text">
      <style:text-properties style:text-position="0% 100%" fo:language="en" fo:country="US" fo:font-weight="normal" officeooo:rsid="005c8e15" style:font-weight-asian="normal" style:font-weight-complex="normal"/>
    </style:style>
    <style:style style:name="T78" style:family="text">
      <style:text-properties style:text-position="0% 100%" fo:language="en" fo:country="US" fo:font-weight="normal" officeooo:rsid="006c6c72" style:font-weight-asian="normal" style:font-weight-complex="normal"/>
    </style:style>
    <style:style style:name="T79" style:family="text">
      <style:text-properties fo:language="en" fo:country="US" fo:font-style="italic" officeooo:rsid="0087537f" style:font-style-asian="italic" style:font-style-complex="italic"/>
    </style:style>
    <style:style style:name="T80" style:family="text">
      <style:text-properties fo:language="en" fo:country="US" fo:font-weight="bold" officeooo:rsid="00b68cfa" style:font-weight-asian="bold" style:font-weight-complex="bold"/>
    </style:style>
    <style:style style:name="T81" style:family="text">
      <style:text-properties fo:language="en" fo:country="US" fo:font-weight="bold" officeooo:rsid="00b91d1e" style:font-weight-asian="bold" style:font-weight-complex="bold"/>
    </style:style>
    <style:style style:name="T82" style:family="text">
      <style:text-properties fo:language="en" fo:country="US" officeooo:rsid="008bb9d6"/>
    </style:style>
    <style:style style:name="T83" style:family="text">
      <style:text-properties fo:language="en" fo:country="US" officeooo:rsid="008cb0cf"/>
    </style:style>
    <style:style style:name="T84" style:family="text">
      <style:text-properties fo:language="en" fo:country="US" officeooo:rsid="00a1f3d8"/>
    </style:style>
    <style:style style:name="T85" style:family="text">
      <style:text-properties fo:language="en" fo:country="US" officeooo:rsid="00b3c2a5"/>
    </style:style>
    <style:style style:name="T86" style:family="text">
      <style:text-properties fo:language="en" fo:country="US" officeooo:rsid="00b5ae99"/>
    </style:style>
    <style:style style:name="T87" style:family="text">
      <style:text-properties fo:language="en" fo:country="US" officeooo:rsid="00baeb36"/>
    </style:style>
    <style:style style:name="T88" style:family="text">
      <style:text-properties fo:language="en" fo:country="US" officeooo:rsid="00bbd2cc"/>
    </style:style>
    <style:style style:name="T89" style:family="text">
      <style:text-properties fo:font-style="normal" officeooo:rsid="006c6c72" style:font-style-asian="normal" style:font-style-complex="normal"/>
    </style:style>
    <style:style style:name="T90" style:family="text">
      <style:text-properties fo:font-style="normal" officeooo:rsid="0073f571" style:font-style-asian="normal" style:font-style-complex="normal"/>
    </style:style>
    <style:style style:name="T91" style:family="text">
      <style:text-properties fo:font-style="normal" officeooo:rsid="00884a39" style:font-style-asian="normal" style:font-style-complex="normal"/>
    </style:style>
    <style:style style:name="T92" style:family="text">
      <style:text-properties fo:font-style="normal" officeooo:rsid="008871f2" style:font-style-asian="normal" style:font-style-complex="normal"/>
    </style:style>
    <style:style style:name="T93" style:family="text">
      <style:text-properties fo:font-weight="bold" officeooo:rsid="00406206" style:font-weight-asian="bold" style:font-weight-complex="bold"/>
    </style:style>
    <style:style style:name="T94" style:family="text">
      <style:text-properties fo:font-weight="bold" officeooo:rsid="000fc597" style:font-weight-asian="bold" style:font-weight-complex="bold"/>
    </style:style>
    <style:style style:name="T95" style:family="text">
      <style:text-properties fo:font-weight="bold" officeooo:rsid="0056c492" style:font-weight-asian="bold" style:font-weight-complex="bold"/>
    </style:style>
    <style:style style:name="T96" style:family="text">
      <style:text-properties fo:font-weight="bold" officeooo:rsid="0058281c" style:font-weight-asian="bold" style:font-weight-complex="bold"/>
    </style:style>
    <style:style style:name="T97" style:family="text">
      <style:text-properties fo:font-weight="bold" officeooo:rsid="00619bc1" style:font-weight-asian="bold" style:font-weight-complex="bold"/>
    </style:style>
    <style:style style:name="T98" style:family="text">
      <style:text-properties fo:font-weight="bold" officeooo:rsid="0069d128" style:font-weight-asian="bold" style:font-weight-complex="bold"/>
    </style:style>
    <style:style style:name="T99" style:family="text">
      <style:text-properties fo:font-weight="bold" officeooo:rsid="006b6f3c" style:font-weight-asian="bold" style:font-weight-complex="bold"/>
    </style:style>
    <style:style style:name="T100" style:family="text">
      <style:text-properties fo:font-weight="bold" officeooo:rsid="00801965" style:font-weight-asian="bold" style:font-weight-complex="bold"/>
    </style:style>
    <style:style style:name="T101" style:family="text">
      <style:text-properties fo:font-weight="bold" officeooo:rsid="008a34f1" style:font-weight-asian="bold" style:font-weight-complex="bold"/>
    </style:style>
    <style:style style:name="T102" style:family="text">
      <style:text-properties fo:font-weight="bold" officeooo:rsid="00956a87" style:font-weight-asian="bold" style:font-weight-complex="bold"/>
    </style:style>
    <style:style style:name="T103" style:family="text">
      <style:text-properties fo:font-weight="bold" officeooo:rsid="0095cf34" style:font-weight-asian="bold" style:font-weight-complex="bold"/>
    </style:style>
    <style:style style:name="T104" style:family="text">
      <style:text-properties fo:font-weight="bold" officeooo:rsid="0098f4f1" style:font-weight-asian="bold" style:font-weight-complex="bold"/>
    </style:style>
    <style:style style:name="T105" style:family="text">
      <style:text-properties fo:font-weight="bold" officeooo:rsid="009abe68" style:font-weight-asian="bold" style:font-weight-complex="bold"/>
    </style:style>
    <style:style style:name="T106" style:family="text">
      <style:text-properties officeooo:rsid="0037af95"/>
    </style:style>
    <style:style style:name="T107" style:family="text">
      <style:text-properties officeooo:rsid="0061cd44"/>
    </style:style>
    <style:style style:name="T108" style:family="text">
      <style:text-properties officeooo:rsid="0063acea"/>
    </style:style>
    <style:style style:name="T109" style:family="text">
      <style:text-properties officeooo:rsid="0064c2ca"/>
    </style:style>
    <style:style style:name="T110" style:family="text">
      <style:text-properties officeooo:rsid="006c6c72"/>
    </style:style>
    <style:style style:name="T111" style:family="text">
      <style:text-properties officeooo:rsid="007373ea"/>
    </style:style>
    <style:style style:name="T112" style:family="text">
      <style:text-properties officeooo:rsid="0073f571"/>
    </style:style>
    <style:style style:name="T113" style:family="text">
      <style:text-properties officeooo:rsid="007508c2"/>
    </style:style>
    <style:style style:name="T114" style:family="text">
      <style:text-properties officeooo:rsid="007578e5"/>
    </style:style>
    <style:style style:name="T115" style:family="text">
      <style:text-properties officeooo:rsid="0079b55f"/>
    </style:style>
    <style:style style:name="T116" style:family="text">
      <style:text-properties officeooo:rsid="007dfabd"/>
    </style:style>
    <style:style style:name="T117" style:family="text">
      <style:text-properties officeooo:rsid="008871f2"/>
    </style:style>
    <style:style style:name="T118" style:family="text">
      <style:text-properties officeooo:rsid="008bb9d6"/>
    </style:style>
    <style:style style:name="T119" style:family="text">
      <style:text-properties officeooo:rsid="00956a87"/>
    </style:style>
    <style:style style:name="T120" style:family="text">
      <style:text-properties officeooo:rsid="0095cf34"/>
    </style:style>
    <style:style style:name="T121" style:family="text">
      <style:text-properties officeooo:rsid="009f9403"/>
    </style:style>
    <style:style style:name="T122" style:family="text">
      <style:text-properties officeooo:rsid="00ab49d2"/>
    </style:style>
    <style:style style:name="T123" style:family="text">
      <style:text-properties officeooo:rsid="00c0d578"/>
    </style:style>
    <style:style style:name="T124" style:family="text">
      <style:text-properties officeooo:rsid="00c1e65b"/>
    </style:style>
    <style:style style:name="T125" style:family="text">
      <style:text-properties officeooo:rsid="00c325a7"/>
    </style:style>
    <style:style style:name="T126" style:family="text">
      <style:text-properties officeooo:rsid="00605ec3"/>
    </style:style>
    <style:style style:name="T127" style:family="text">
      <style:text-properties officeooo:rsid="00cd43f3"/>
    </style:style>
    <style:style style:name="T128" style:family="text">
      <style:text-properties officeooo:rsid="00cde7da"/>
    </style:style>
    <style:style style:name="T129" style:family="text">
      <style:text-properties officeooo:rsid="00cf9221"/>
    </style:style>
    <style:style style:name="T130" style:family="text">
      <style:text-properties officeooo:rsid="00d14996"/>
    </style:style>
    <style:style style:name="T131" style:family="text">
      <style:text-properties officeooo:rsid="00d437e0"/>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bookmark-start text:name="__DdeLink__1871_3529012349"/><text:bookmark-start text:name="__DdeLink__1869_3529012349"/>Introduzione</text:p>
      <text:p text:style-name="P54"/>
      <text:p text:style-name="P1"><text:span text:style-name="T12">1. </text:span>Problema d<text:span text:style-name="T123">el clustering</text:span></text:p>
      <text:p text:style-name="P1"/>
      <text:p text:style-name="P17">Il <text:span text:style-name="T124">problema del clustering</text:span><text:span text:style-name="T22"> </text:span><text:span text:style-name="T23">è</text:span><text:span text:style-name="T22"> </text:span>un problema <text:span text:style-name="T125">nato nell’ambito dell’unsupervised learning (ovvero il learning su dati senza label) e consiste nel partizionare 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17"/>
      <text:p text:style-name="P34">Gli algoritmi di clustering si dividono in gerarchici e diretti:</text:p>
      <text:list text:style-name="L1">
        <text:list-item>
          <text:p text:style-name="P74"><text:span text:style-name="T35">gli algoritmi gerarchici hanno una maggiore complessità </text:span><text:span text:style-name="T38">computazionale </text:span><text:span text:style-name="T35">in quanto producono un albero aciclico che ha come foglie i singoli elementi e come nodi le categorie (un problema differente, invece, è quello di nominare queste categorie!); </text:span><text:span text:style-name="T36">per esempio </text:span><text:span text:style-name="T37">un algoritmo di questo tipo ap</text:span><text:span text:style-name="T38">p</text:span><text:span text:style-name="T37">licato ad un insieme di esseri viventi dovrebbe produrre una vera e propria tassonomia.</text:span></text:p>
        </text:list-item>
        <text:list-item>
          <text:p text:style-name="P75"><text:span text:style-name="T35">g</text:span><text:span text:style-name="T34">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37">Il problema principale di questi algoritmi è la scelta dei k cluster iniziali in quanto potrebbe non essere noto né quante sono le categorie attese (quindi il k ideale) ma la scelta degli elementi per ciascun cluster può incidere così tanto sul risultato che </text:span><text:span text:style-name="T39">essa </text:span><text:span text:style-name="T37">viene chiamato scelta del seed.</text:span><text:bookmark-end text:name="__DdeLink__1869_3529012349"/><text:bookmark-end text:name="__DdeLink__1871_3529012349"/></text:p>
        </text:list-item>
      </text:list>
      <text:p text:style-name="P16"/>
      <text:p text:style-name="P2">2. Modello di Programmazione <text:span text:style-name="T127">MapReduce</text:span></text:p>
      <text:p text:style-name="P2"/>
      <text:p text:style-name="P35">Si <text:span text:style-name="T127">ispira alle funzione di programmazione funzionale map e reduce.</text:span></text:p>
      <text:p text:style-name="P36">Il map applica una certa funzione singolarmente ad ogni elemento di una lista; il reduce invce applica una funzione a tutti gli elementi della lista insieme. Si intuisce quindi che la funzione map è in grado di effettuare un mapping tra input e output e la funzione reduce di ridurre la dimensione dell’input.</text:p>
      <text:p text:style-name="P35"/>
      <text:p text:style-name="P36">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text:p>
      <text:p text:style-name="P36"/>
      <text:p text:style-name="P19"/>
      <text:p text:style-name="P18"/>
      <text:p text:style-name="P56">Trascrizione modello PLI in linguaggio AMPL</text:p>
      <text:p text:style-name="P21">(dimostrazione non formale)</text:p>
      <text:p text:style-name="P20"/>
      <text:p text:style-name="P2">1. <text:span text:style-name="T127">Sviluppo</text:span></text:p>
      <text:p text:style-name="P36"/>
      <text:p text:style-name="P36">1. Sebbene avessi conoscenza del problema del clustering, tutto il resto mi era nuovo.</text:p>
      <text:p text:style-name="P36">Studiare Go, MapReduce, ansible, docker-compose, aws.</text:p>
      <text:p text:style-name="P36"><text:soft-page-break/>(dal 6 al 19 settembre, 50% del giorno. Nelle successive fasi ho usato il 100% del tempo giornaliero (mediamente 8 ore) in quanto mi sono reso conto che altrimenti non avrei fatto in tempo)</text:p>
      <text:p text:style-name="P20"/>
      <text:p text:style-name="P36">2. Remore di problemi, in altri progetti, riguardanti il deployment; questa volta ho voluto sin da subito cercare di automatizzare il deployment per sviluppare il programma direttamente nell’ambiente dove avrebbe poi lavorato.</text:p>
      <text:p text:style-name="P36">Configurazione di terraform, ansible, docker-compose e vari parmetri di aws con awscli.</text:p>
      <text:p text:style-name="P36">(dal 20 al 27 settembre)</text:p>
      <text:p text:style-name="P36"/>
      <text:p text:style-name="P36">3. Organizzazione dei file sorgenti e sviluppo di funzionalità di supporto essenziali quali heartbeat e logging.</text:p>
      <text:p text:style-name="P36">(dal 28 settembre al 4 ottobre)</text:p>
      <text:p text:style-name="P36"/>
      <text:p text:style-name="P36">4. Sviluppo del task manager sia lato master che lato mapper (servono entrambi per poterne testare almeno uno!)</text:p>
      <text:p text:style-name="P36">Sviluppo delle funzioni di task managing(master, mapper e si include gestione di crash del mapper), parser, comunicazione, partizione del carico e preparazione di un task di prova.</text:p>
      <text:p text:style-name="P36">(dal 8 ottobre al 18 ottobre)</text:p>
      <text:p text:style-name="P36"/>
      <text:p text:style-name="P36">5. Sviluppo del task manager sia lato master che reducer (sostanzialmente un adatamento di quello per il mapper) e della comunicazione diretta tra reducer e mapper.</text:p>
      <text:p text:style-name="P36">(dal 19 al 27 ottobre)</text:p>
      <text:p text:style-name="P36"/>
      <text:p text:style-name="P36">6. Sviluppo della funzionalità per permettere di iterare (necessario per gli algoritmi di clustering)<text:line-break/>Inoltre è stato necessario risolvere alcuni dei debiti tecnici accumulati <text:span text:style-name="T128">in tutte le precedenti fasi (</text:span>per fretta<text:span text:style-name="T128">)</text:span>, in quanto il codice risultava quasi incomprensibile e non era possibile continuare.</text:p>
      <text:p text:style-name="P36">(dal 28 ottobre al <text:span text:style-name="T129">2</text:span> novembre)</text:p>
      <text:p text:style-name="P36"/>
      <text:p text:style-name="P37">7. Mi sono reso conto di aver sbagliato* (un caso di errore non era coperto!), ho dovuto modificare abbastanza pesantemente lo scheduler lato master.<text:line-break/>Overhaul scheduler e diminuzione debito tecnico e testing con più mapper e reducer insieme</text:p>
      <text:p text:style-name="P37">(dal 3 al 7 novembre)</text:p>
      <text:p text:style-name="P37"/>
      <text:p text:style-name="P37">8. Funzione per ricevere nuovi task da eseguire e per richiedere il risultato, tramite JSON RPC</text:p>
      <text:p text:style-name="P37">(dal 8 al 12 novembre)</text:p>
      <text:p text:style-name="P37"/>
      <text:p text:style-name="P37">9. Pulire il codice e risolvere molti dei debiti tecnici accumulati (controllo overflow, gestione di alcuni casi di errore, armonia tra i nomi delle variabili... etc)</text:p>
      <text:p text:style-name="P77">(dal 13 al 17 novembre)</text:p>
      <text:p text:style-name="P22"/>
      <text:p text:style-name="P2">2. <text:span text:style-name="T130">Spirito e idea iniziale del programma</text:span></text:p>
      <text:p text:style-name="P83"/>
      <text:p text:style-name="P84">1. Thread e comunicazione tra essi</text:p>
      <text:p text:style-name="P79"><text:span text:style-name="T29">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span></text:p>
      <text:p text:style-name="P80"><text:soft-page-break/><text:span text:style-name="T22">In Go, quindi, si fa largo uso dei canali di comunicazione (è una primitiva del linguaggio); non è magia… comunque sono implementati con lucchetti e memoria condivisa! Però nascondere tutto ciò rende meno oneroso il lavoro del programmatore (almeno inizialmente).</text:span></text:p>
      <text:p text:style-name="P79"><text:span text:style-name="T29"/></text:p>
      <text:p text:style-name="P80"><text:span text:style-name="T29">*</text:span><text:span text:style-name="T22">In go abbiamo le goroutine, implementazione differente dai pthreads.</text:span></text:p>
      <text:p text:style-name="P79"><text:span text:style-name="T29"/></text:p>
      <text:p text:style-name="P81"><text:span text:style-name="T29">2. </text:span><text:span text:style-name="T22">Disaccoppiare la logica di MapReduce dalla funzione di Map e di Reduce</text:span></text:p>
      <text:p text:style-name="P81"><text:span text:style-name="T22">L’idea iniziale prevedeva di fornire il codice della funzione Map e della funzione Reduce come due campi testo dell’oggetto JSON rappresentante il task.</text:span></text:p>
      <text:p text:style-name="P81"><text:span text:style-name="T22">Go però è un linguaggio compilato e non interpretato, quindi implementare questa funzionalità avrebbe richiesto troppo tempo; ho dovuto ripiegate sul fornire solo il nome della funzione tra quelle già disponibili all’interno del programma.</text:span></text:p>
      <text:p text:style-name="P81"/>
      <text:p text:style-name="P81">3. Siccome MapReduce si utilizza solitamente per dati così grandi da non poter nemmeno essere ospitati su un solo server, nessun elemento nel sistema ha mai l’intera mole di dati ma solamente una porzione di essi.</text:p>
      <text:p text:style-name="P81"/>
      <text:p text:style-name="P81">4. Un obiettivo è stato il risparmio di banda, infatti un collo di bottiglia dei sistemi MapReduce è la trasmissione dati.<text:line-break/><text:line-break/><text:span text:style-name="T131">Nelle prossime sezioni verranno approfondite le componenti principali.</text:span></text:p>
      <text:p text:style-name="P79"><text:span text:style-name="T29"/></text:p>
      <text:p text:style-name="P85"><text:span text:style-name="T24"/></text:p>
      <text:p text:style-name="P29"><text:span text:style-name="T15">3</text:span><text:span text:style-name="T13">. </text:span><text:span text:style-name="T19">Heartbeat</text:span><text:span text:style-name="T1"><text:line-break/><text:line-break/></text:span><text:span text:style-name="T131">Sia i mapper che i reducer comunicano la loro presenza tramite heartbeat, un prolungato mancato </text:span><text:span text:style-name="T30">heartbeat verrà inteso dal master come un leave (volontario o no). L’indirizzo del master è quindi hard-coded nel codice dei worker.</text:span><text:span text:style-name="T1"><text:line-break/></text:span></text:p>
      <text:p text:style-name="P82"><text:span text:style-name="T16">4</text:span><text:span text:style-name="T13">. </text:span><text:span text:style-name="T19">Map algorithm</text:span><text:span text:style-name="T1"><text:line-break/><text:line-break/></text:span><text:span text:style-name="T131">Svolge diversi compiti:</text:span></text:p>
      <text:list xml:id="list919685214" text:style-name="L7">
        <text:list-item>
          <text:p text:style-name="P106"><text:span text:style-name="T33">R</text:span><text:span text:style-name="T32">ecupero della porzione di dati assegnata dal master; nel caso specifico è prevista come sorgente un url (pensiamo ad eempio ad un file di diversi terabyte ospitato su S3) associato ad un range di byte.</text:span></text:p>
        </text:list-item>
        <text:list-item>
          <text:p text:style-name="P106"><text:span text:style-name="T32">Il parsing dei dati scaricati.</text:span></text:p>
        </text:list-item>
        <text:list-item>
          <text:p text:style-name="P106"><text:span text:style-name="T32">Encoding del risultato (insieme* di coppie chiave valore(lista* di valori))</text:span></text:p>
          <text:p text:style-name="P106"><text:span text:style-name="T32">*: E’ già compreso l’ordering (non ricordo come si chiaama AGGIUSTRE)</text:span></text:p>
        </text:list-item>
      </text:list>
      <text:p text:style-name="P26"><text:span text:style-name="T26">Il vincolo [1</text:span><text:span text:style-name="T27">d</text:span><text:span text:style-name="T26">’] può essere riscritto direttamente in AMPL:</text:span></text:p>
      <text:p text:style-name="P23"><text:span text:style-name="T64">subject to Capacity2 {x in YARDS, y in YARDS}: sum {z in COMMODITIES} Commodity[z, x, y] * car[z] * car_length[z] &lt;= Track[x, y] * track_length[x]</text:span><text:span text:style-name="T25">;</text:span></text:p>
      <text:p text:style-name="P38"/>
      <text:p text:style-name="P24"><text:span text:style-name="T18">5</text:span><text:span text:style-name="T14">. </text:span><text:span text:style-name="T18">Vincolo</text:span><text:span text:style-name="T17"> 1</text:span><text:span text:style-name="T21">e</text:span></text:p>
      <text:p text:style-name="P71"><text:span text:style-name="T40">Il vincolo</text:span><text:span text:style-name="T41"> </text:span><text:span text:style-name="T41"><draw:frame draw:style-name="fr1" draw:name="Object49" text:anchor-type="as-char" svg:y="-0.172in" svg:width="2.6689in" svg:height="0.2327in" draw:z-index="5"><draw:object xlink:href="./Object 49" xlink:type="simple" xlink:show="embed" xlink:actuate="onLoad"/><draw:image xlink:href="./ObjectReplacements/Object 49" xlink:type="simple" xlink:show="embed" xlink:actuate="onLoad"/><svg:desc>formula</svg:desc></draw:frame></text:span><text:span text:style-name="T42">[</text:span><text:span text:style-name="T41">1</text:span><text:span text:style-name="T40">e</text:span><text:span text:style-name="T41">] </text:span><text:span text:style-name="T43">significa che il numero di binari </text:span><text:span text:style-name="T44">dello yard <text:s/></text:span><text:span text:style-name="T44"><draw:frame draw:style-name="fr1" draw:name="Object50" text:anchor-type="as-char" svg:y="-0.1484in" svg:width="0.1283in" svg:height="0.1839in" draw:z-index="6"><draw:object xlink:href="./Object 50" xlink:type="simple" xlink:show="embed" xlink:actuate="onLoad"/><draw:image xlink:href="./ObjectReplacements/Object 50" xlink:type="simple" xlink:show="embed" xlink:actuate="onLoad"/></draw:frame></text:span><text:span text:style-name="T44"><text:s text:c="2"/></text:span><text:span text:style-name="T43">assegnati al blocco <text:s/></text:span><text:span text:style-name="T43"><draw:frame draw:style-name="fr1" draw:name="Object56" text:anchor-type="as-char" svg:y="-0.152in" svg:width="0.4083in" svg:height="0.1992in" draw:z-index="7"><draw:object xlink:href="./Object 56" xlink:type="simple" xlink:show="embed" xlink:actuate="onLoad"/><draw:image xlink:href="./ObjectReplacements/Object 56" xlink:type="simple" xlink:show="embed" xlink:actuate="onLoad"/></draw:frame></text:span><text:span text:style-name="T43"><text:s text:c="2"/>deve essere un numero </text:span><text:span text:style-name="T46">naturale</text:span><text:span text:style-name="T43"> </text:span><text:span text:style-name="T46">[1e’] </text:span><text:span text:style-name="T43">e che </text:span><text:span text:style-name="T44">la variabile decisionale </text:span><text:span text:style-name="T50"><draw:frame draw:style-name="fr1" draw:name="Object57" text:anchor-type="as-char" svg:y="-0.172in" svg:width="0.228in" svg:height="0.2327in" draw:z-index="8"><draw:object xlink:href="./Object 57" xlink:type="simple" xlink:show="embed" xlink:actuate="onLoad"/><draw:image xlink:href="./ObjectReplacements/Object 57" xlink:type="simple" xlink:show="embed" xlink:actuate="onLoad"/></draw:frame></text:span><text:span text:style-name="T50">può avere solamente valore <text:s/></text:span><text:span text:style-name="T50"><draw:frame draw:style-name="fr1" draw:name="Object58" text:anchor-type="as-char" svg:y="-0.1484in" svg:width="0.1618in" svg:height="0.1839in" draw:z-index="9"><draw:object xlink:href="./Object 58" xlink:type="simple" xlink:show="embed" xlink:actuate="onLoad"/><draw:image xlink:href="./ObjectReplacements/Object 58" xlink:type="simple" xlink:show="embed" xlink:actuate="onLoad"/></draw:frame></text:span><text:span text:style-name="T50"><text:s text:c="2"/>o </text:span><text:span text:style-name="T50"><draw:frame draw:style-name="fr1" draw:name="Object59" text:anchor-type="as-char" svg:y="-0.1484in" svg:width="0.1661in" svg:height="0.1839in" draw:z-index="10"><draw:object xlink:href="./Object 59" xlink:type="simple" xlink:show="embed" xlink:actuate="onLoad"/><draw:image xlink:href="./ObjectReplacements/Object 59" xlink:type="simple" xlink:show="embed" xlink:actuate="onLoad"/></draw:frame></text:span><text:span text:style-name="T51">[1e’’]</text:span><text:span text:style-name="T45">.</text:span></text:p>
      <text:p text:style-name="P30"><text:span text:style-name="T69">Il vincolo [1e’]</text:span><text:span text:style-name="T65"> può essere </text:span><text:span text:style-name="T69">inserito nel modello direttamente nella dichiarazione della variabile</text:span><text:span text:style-name="T65">:</text:span></text:p>
      <text:p text:style-name="P68">var Commodity {COMMODITIES, YARDS, YARDS} integer &gt;= 0 &lt;= 1;</text:p>
      <text:p text:style-name="P31"><text:span text:style-name="T70">Lo stesso per il vincolo</text:span><text:span text:style-name="T69"> [1e’</text:span><text:span text:style-name="T70">’</text:span><text:span text:style-name="T69">]</text:span><text:span text:style-name="T65">:</text:span></text:p>
      <text:p text:style-name="P69">var Track {YARDS, YARDS} integer &gt;= 0;</text:p>
      <text:p text:style-name="P3"/>
      <text:p text:style-name="P24"><text:span text:style-name="T18">6</text:span><text:span text:style-name="T14">. </text:span><text:span text:style-name="T17">Funzione obiettivo 1</text:span><text:span text:style-name="T20">a</text:span></text:p>
      <text:p text:style-name="P25"><text:soft-page-break/><text:span text:style-name="T67">Dato i</text:span><text:span text:style-name="T68">l</text:span><text:span text:style-name="T67"> punto 1,</text:span><text:span text:style-name="T67"><draw:frame draw:style-name="fr1" draw:name="Object51" text:anchor-type="as-char" svg:y="-0.172in" svg:width="3.0201in" svg:height="0.361in" draw:z-index="4"><draw:object xlink:href="./Object 51" xlink:type="simple" xlink:show="embed" xlink:actuate="onLoad"/><draw:image xlink:href="./ObjectReplacements/Object 51" xlink:type="simple" xlink:show="embed" xlink:actuate="onLoad"/><svg:desc>formula</svg:desc></draw:frame></text:span><text:span text:style-name="T67">[1a] può essere riscritta come</text:span><text:span text:style-name="T66"> </text:span><text:span text:style-name="T66"><draw:frame draw:style-name="fr1" draw:name="Object52" text:anchor-type="as-char" svg:y="-0.172in" svg:width="4.9508in" svg:height="0.3402in" draw:z-index="0"><draw:object xlink:href="./Object 52" xlink:type="simple" xlink:show="embed" xlink:actuate="onLoad"/><draw:image xlink:href="./ObjectReplacements/Object 52" xlink:type="simple" xlink:show="embed" xlink:actuate="onLoad"/><svg:desc>formula</svg:desc></draw:frame></text:span><text:span text:style-name="T66"><text:s/></text:span><text:span text:style-name="T68">[1a’].</text:span></text:p>
      <text:p text:style-name="P33"><text:span text:style-name="T68">S</text:span><text:span text:style-name="T65">tiamo anche in questo caso prendendo in considerazione il caso </text:span><text:span text:style-name="T65"><draw:frame draw:style-name="fr1" draw:name="Object55" text:anchor-type="as-char" svg:y="-0.1484in" svg:width="0.3437in" svg:height="0.1839in" draw:z-index="1"><draw:object xlink:href="./Object 55" xlink:type="simple" xlink:show="embed" xlink:actuate="onLoad"/><draw:image xlink:href="./ObjectReplacements/Object 55" xlink:type="simple" xlink:show="embed" xlink:actuate="onLoad"/></draw:frame></text:span><text:span text:style-name="T65"><text:s/>di cui parleremo nel punto 6.a.</text:span></text:p>
      <text:p text:style-name="P52">La funzione [1a’] può essere riscritta direttamente in AMPL:</text:p>
      <text:p text:style-name="P70">minimize Costs: sum {z in COMMODITIES, x in YARDS, y in YARDS} (Commodity[z, x, y] * car[z] * reclassification_cost + Commodity[z, x, y] * car[z] * <text:span text:style-name="T109">transport_km_cost</text:span> * distance[x, y]);</text:p>
      <text:p text:style-name="P4"/>
      <text:p text:style-name="P4"/>
      <text:p text:style-name="P4"/>
      <text:p text:style-name="P5"><text:span text:style-name="T93">6</text:span><text:span text:style-name="T94">.</text:span><text:span text:style-name="T95">a.</text:span><text:span text:style-name="T94"> </text:span><text:span text:style-name="T96">Self-loop</text:span></text:p>
      <text:p text:style-name="P27"><text:span text:style-name="T77">Dato che la funzione obiettivo minimizza i costi </text:span><text:span text:style-name="T71">non ci saranno self-loop nelle soluzioni ottime (potrebbero nel caso in cui i parametri siano particolari es: costi nulli) ma il modello originale non li ammette quindi aggiungiamo il seguente vincolo </text:span><text:span text:style-name="T72">per non permetterli</text:span><text:span text:style-name="T71">:</text:span><text:span text:style-name="T71"><draw:frame draw:style-name="fr1" draw:name="Object60" text:anchor-type="as-char" svg:y="-0.1484in" svg:width="1.0307in" svg:height="0.2091in" draw:z-index="2"><draw:object xlink:href="./Object 61" xlink:type="simple" xlink:show="embed" xlink:actuate="onLoad"/><draw:image xlink:href="./ObjectReplacements/Object 61" xlink:type="simple" xlink:show="embed" xlink:actuate="onLoad"/><svg:desc>formula</svg:desc></draw:frame></text:span><text:span text:style-name="T73">[6.a]</text:span></text:p>
      <text:p text:style-name="P32"><text:span text:style-name="T73">Il vincolo</text:span><text:span text:style-name="T65"> [</text:span><text:span text:style-name="T73">6.a</text:span><text:span text:style-name="T65">] può essere riscritt</text:span><text:span text:style-name="T73">o</text:span><text:span text:style-name="T65"> direttamente in AMPL:</text:span></text:p>
      <text:p text:style-name="P61">subject to SelfLoop {x in YARDS}: Track[x, x] = 0;</text:p>
      <text:p text:style-name="P61"/>
      <text:p text:style-name="P7"><text:span text:style-name="T93">6</text:span><text:span text:style-name="T94">.</text:span><text:span text:style-name="T98">b</text:span><text:span text:style-name="T95">.</text:span><text:span text:style-name="T94"> </text:span><text:span text:style-name="T99">Multi-origine e multi-destinazione</text:span></text:p>
      <text:p text:style-name="P28"><text:span text:style-name="T71">Da</text:span><text:span text:style-name="T75">l</text:span><text:span text:style-name="T71">la</text:span><text:span text:style-name="T77"> funzione ob</text:span><text:span text:style-name="T78">iettivo si evince che il modello </text:span><text:span text:style-name="T75">non </text:span><text:span text:style-name="T78">pu</text:span><text:span text:style-name="T75">ò</text:span><text:span text:style-name="T78"> </text:span><text:span text:style-name="T75">ammettere due o più origini per la stessa</text:span><text:span text:style-name="T78"> </text:span><text:span text:style-name="T75">commodity in quanto per ogni origine la prima sommatoria di [1a] calcolerebbe il costo di riclassificazione per tutte le car e non solamente le car di quella specifica origine (che tra le altre cose </text:span><text:span text:style-name="T76">non è neppure un parametro definito nel modello</text:span><text:span text:style-name="T75">). </text:span><text:span text:style-name="T76">Stesso ragionamento per la multi-destinazione.</text:span><text:span text:style-name="T75"> </text:span><text:span text:style-name="T76">Q</text:span><text:span text:style-name="T71">uindi aggiungiamo i seguent</text:span><text:span text:style-name="T76">i</text:span><text:span text:style-name="T71"> </text:span><text:span text:style-name="T76">check</text:span><text:span text:style-name="T71"> </text:span><text:span text:style-name="T72">per non permetterli </text:span><text:span text:style-name="T76">nei parametri di input</text:span><text:span text:style-name="T68">:</text:span></text:p>
      <text:p text:style-name="P62">check {z in COMMODITIES}: sum {x in YARDS} origin[z, x] = 1;</text:p>
      <text:p text:style-name="P62">check {z in COMMODITIES}: sum {x in YARDS} destination[z, x] = 1;</text:p>
      <text:p text:style-name="P61"/>
      <text:p text:style-name="P14"><text:span text:style-name="T52">Nota</text:span><text:span text:style-name="T53">: </text:span><text:span text:style-name="T52">originariamente era stata predisposta la variabile </text:span><text:span text:style-name="T52"><draw:frame draw:style-name="fr1" draw:name="Object61" text:anchor-type="as-char" svg:y="-0.1484in" svg:width="0.228in" svg:height="0.2091in" draw:z-index="3"><draw:object xlink:href="./Object 60" xlink:type="simple" xlink:show="embed" xlink:actuate="onLoad"/><draw:image xlink:href="./ObjectReplacements/Object 60" xlink:type="simple" xlink:show="embed" xlink:actuate="onLoad"/></draw:frame></text:span><text:span text:style-name="T52">, </text:span><text:span text:style-name="T54">ma per i limiti della versione gratuita di AMPL l’ho dovuta rimuovere in quanto non strettamente necessaria.</text:span></text:p>
      <text:p text:style-name="P39"/>
      <text:p text:style-name="P6"><text:span text:style-name="T97">7</text:span><text:span text:style-name="T95">.</text:span><text:span text:style-name="T94"> </text:span><text:span text:style-name="T97">Check impliciti sui parametri</text:span></text:p>
      <text:p text:style-name="P15">(non specificati dal modello originale)</text:p>
      <text:list text:style-name="L4">
        <text:list-item>
          <text:p text:style-name="P86">Che il numero di track per ogni stazione sia un numero naturale positivo:</text:p>
          <text:list>
            <text:list-item>
              <text:list>
                <text:list-header>
                  <text:p text:style-name="P102">param track {YARDS} integer &gt; 0;</text:p>
                </text:list-header>
              </text:list>
            </text:list-item>
          </text:list>
        </text:list-item>
        <text:list-item>
          <text:p text:style-name="P78"><text:span text:style-name="T74">Che la lunghezza dei track sia strettamente positiva</text:span><text:span text:style-name="T65">:</text:span></text:p>
          <text:p text:style-name="P103">param track_length {YARDS} &gt; 0;</text:p>
        </text:list-item>
        <text:list-item>
          <text:p text:style-name="P87"><text:span text:style-name="T126">Che il numero di </text:span><text:span text:style-name="T107">car</text:span><text:span text:style-name="T126"> per ogni </text:span><text:span text:style-name="T107">commodity</text:span><text:span text:style-name="T126"> sia un numero naturale positivo:</text:span></text:p>
          <text:p text:style-name="P104">param car {COMMODITIES} integer &gt; 0;</text:p>
        </text:list-item>
        <text:list-item>
          <text:p text:style-name="P88"><text:span text:style-name="T107">Che la lunghezza dei car sia strettamente positiva</text:span>:</text:p>
          <text:p text:style-name="P104">param car_length {COMMODITIES} &gt; 0;</text:p>
        </text:list-item>
        <text:list-item>
          <text:p text:style-name="P89"><text:span text:style-name="T107">Che il reclassification cost sia strettamente positivo</text:span>:<text:span text:style-name="T106"><text:line-break/></text:span><text:span text:style-name="T62">param reclassification_cost &gt; 0;</text:span></text:p>
        </text:list-item>
        <text:list-item>
          <text:p text:style-name="P89"><text:span text:style-name="T107">Che il </text:span><text:span text:style-name="T85">transport per km</text:span><text:span text:style-name="T108"> cost sia strettamente positivo</text:span>:<text:span text:style-name="T106"><text:line-break/></text:span><text:span text:style-name="T62">param transport_km_cost &gt; 0;</text:span></text:p>
        </text:list-item>
        <text:list-item>
          <text:p text:style-name="P88"><text:span text:style-name="T107">Che la distanza di ogni yard da se stesso sia 0:<text:line-break/></text:span><text:span text:style-name="T62">check {x in YARDS}: distance[x, x] = 0;</text:span></text:p>
        </text:list-item>
        <text:list-item>
          <text:p text:style-name="P90"><text:span text:style-name="T107">Che la distanza tra gli yard sia strettamente positiva:<text:line-break/></text:span><text:span text:style-name="T62">check {x in YARDS, y in YARDS: x != y}: distance[x, y] &gt; 0;</text:span></text:p>
        </text:list-item>
      </text:list>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7">Lettura Risultati</text:p>
      <text:p text:style-name="P10"><text:span text:style-name="T80">8</text:span><text:span text:style-name="T95">.</text:span><text:span text:style-name="T94"> </text:span><text:span text:style-name="T105">Soluzione ottima</text:span></text:p>
      <text:p text:style-name="P53"><text:span text:style-name="T111">D</text:span>ato <text:span text:style-name="T22">che</text:span><text:span text:style-name="T28">:</text:span></text:p>
      <text:list text:style-name="L5">
        <text:list-item>
          <text:p text:style-name="P91">tutti gli yard sono direttamente collegati fra loro</text:p>
        </text:list-item>
        <text:list-item>
          <text:p text:style-name="P105"><text:span text:style-name="T48">non vi sono problemi di utilizzo superiore alla capacità </text:span><text:span text:style-name="T49">(ed in questo caso non ci sarebbe soluzione)</text:span></text:p>
        </text:list-item>
      </text:list>
      <text:p text:style-name="P59"><text:span text:style-name="T48">S</text:span><text:span text:style-name="T47">i può notare che l’unico motivo per cui una commodity non dovrebbe passare per </text:span></text:p>
      <text:p text:style-name="P73"><text:span text:style-name="T60">i</text:span><text:span text:style-name="T31">l blocco che va direttamente dall’origine alla destinazione è perché esistono dei blocchi da cui passare che hanno una distanza così inferiore che nonostante i costi di riclassificazione </text:span><text:span text:style-name="T58">quel</text:span><text:span text:style-name="T31"> </text:span><text:span text:style-name="T55">per</text:span><text:span text:style-name="T59">c</text:span><text:span text:style-name="T55">orso</text:span><text:span text:style-name="T31"> rima</text:span><text:span text:style-name="T58">rrebbe</text:span><text:span text:style-name="T31"> il più economico.</text:span></text:p>
      <text:p text:style-name="P43">Con un set di dati così piccolo possiamo notare <text:span text:style-name="T84">facilmente </text:span>che il caso migliore è proprio quello di usare i blocchi diretti, <text:span text:style-name="T121">cioé:<text:line-break/></text:span><text:span text:style-name="T121"><draw:frame draw:style-name="fr1" draw:name="Object83" text:anchor-type="as-char" svg:y="-0.5543in" svg:width="7.4874in" svg:height="1.0492in" draw:z-index="18"><draw:object xlink:href="./Object 83" xlink:type="simple" xlink:show="embed" xlink:actuate="onLoad"/><draw:image xlink:href="./ObjectReplacements/Object 83" xlink:type="simple" xlink:show="embed" xlink:actuate="onLoad"/><svg:desc>formula</svg:desc></draw:frame></text:span><text:line-break/><text:span text:style-name="T122">che corrisponde al risutato dato dal risolutore in AMPL.</text:span></text:p>
      <text:p text:style-name="P44"/>
      <text:p text:style-name="P8"><text:span text:style-name="T80">9</text:span><text:span text:style-name="T95">.</text:span><text:span text:style-name="T94"> </text:span><text:span text:style-name="T100">Commodity[z, x, y]</text:span></text:p>
      <text:p text:style-name="P72"><text:span text:style-name="T57">P</text:span><text:span text:style-name="T60">ren</text:span><text:span text:style-name="T61">d</text:span><text:span text:style-name="T60">iamo per esempio Commodity[1, x, y]</text:span><text:span text:style-name="T56"> </text:span><text:span text:style-name="T60">cioè la tabella che mostra il viaggio della commodity 1 nella nostra soluzione ottima.</text:span></text:p>
      <text:p text:style-name="P45"/>
      <text:p text:style-name="P67"># $3 = Commodity[1,x,y].ub</text:p>
      <text:p text:style-name="P67">: <text:s text:c="2"/>Commodity[1,x,y].lb Commodity[1,x,y] <text:s/>$3 Commodity[1,x,y].rc <text:s text:c="3"/>:=</text:p>
      <text:p text:style-name="P67">A A <text:s text:c="10"/>0 <text:s text:c="16"/>0 <text:s text:c="9"/>0 <text:s text:c="10"/>900</text:p>
      <text:p text:style-name="P67">A B <text:s text:c="10"/>0 <text:s text:c="16"/>0 <text:s text:c="9"/>1 <text:s text:c="6"/>9451.08</text:p>
      <text:p text:style-name="P67">A C <text:s text:c="10"/>0 <text:s text:c="16"/>0 <text:s text:c="9"/>1 <text:s text:c="6"/>13166.6</text:p>
      <text:p text:style-name="P67">A D <text:s text:c="10"/>0 <text:s text:c="16"/>0 <text:s text:c="9"/>1 <text:s text:c="6"/>12404.9</text:p>
      <text:p text:style-name="P67">B A <text:s text:c="10"/>0 <text:s text:c="16"/>0 <text:s text:c="9"/>1 <text:s text:c="6"/>9451.08</text:p>
      <text:p text:style-name="P67">B B <text:s text:c="10"/>0 <text:s text:c="16"/>0 <text:s text:c="9"/>0 <text:s text:c="10"/>900</text:p>
      <text:p text:style-name="P67">B C <text:s text:c="10"/>0 <text:s text:c="16"/>1 <text:s text:c="9"/>1 <text:s text:c="6"/>14341.1</text:p>
      <text:p text:style-name="P67">B D <text:s text:c="10"/>0 <text:s text:c="16"/>0 <text:s text:c="9"/>1 <text:s text:c="6"/>20816.6</text:p>
      <text:p text:style-name="P67">C A <text:s text:c="10"/>0 <text:s text:c="16"/>0 <text:s text:c="9"/>1 <text:s text:c="6"/>13132.1</text:p>
      <text:p text:style-name="P67">C B <text:s text:c="10"/>0 <text:s text:c="16"/>0 <text:s text:c="9"/>1 <text:s text:c="6"/>14341.1</text:p>
      <text:p text:style-name="P67">C C <text:s text:c="10"/>0 <text:s text:c="16"/>0 <text:s text:c="9"/>0 <text:s text:c="10"/>900</text:p>
      <text:p text:style-name="P67">C D <text:s text:c="10"/>0 <text:s text:c="16"/>0 <text:s text:c="9"/>1 <text:s text:c="6"/>16196.9</text:p>
      <text:p text:style-name="P67">D A <text:s text:c="10"/>0 <text:s text:c="16"/>0 <text:s text:c="9"/>1 <text:s text:c="6"/>12404.9</text:p>
      <text:p text:style-name="P67">D B <text:s text:c="10"/>0 <text:s text:c="16"/>0 <text:s text:c="9"/>1 <text:s text:c="6"/>20816.6</text:p>
      <text:p text:style-name="P67">D C <text:s text:c="10"/>0 <text:s text:c="16"/>0 <text:s text:c="9"/>1 <text:s text:c="6"/>16196.9</text:p>
      <text:p text:style-name="P67">D D <text:s text:c="10"/>0 <text:s text:c="16"/>0 <text:s text:c="9"/>0 <text:s text:c="10"/>900</text:p>
      <text:p text:style-name="P72"><text:span text:style-name="T63">;</text:span><text:span text:style-name="T110"> </text:span></text:p>
      <text:p text:style-name="P72"><text:soft-page-break/></text:p>
      <text:p text:style-name="P50">Notiamo che: </text:p>
      <text:list xml:id="list3606029578" text:style-name="L6">
        <text:list-item>
          <text:p text:style-name="P92"><text:span text:style-name="T3">Commodity[1,x,y]</text:span><text:span text:style-name="T110">, che è la variabile, ha valore 1 per </text:span><text:span text:style-name="T3">Commodity[1,</text:span><text:span text:style-name="T4">B</text:span><text:span text:style-name="T3">,</text:span><text:span text:style-name="T4">C</text:span><text:span text:style-name="T3">] </text:span><text:span text:style-name="T112">che è in effetti il percoso più economico sia localmente che globalmente.</text:span></text:p>
        </text:list-item>
        <text:list-item>
          <text:p text:style-name="P100"><text:span text:style-name="T110">Commodity[1,x,y].lb</text:span><text:span text:style-name="T89"> </text:span><text:span text:style-name="T90">e </text:span><text:span text:style-name="T110">Commodity[1,x,y].ub</text:span><text:span text:style-name="T90">, che sono rispettivamente upper bound e lower bound possibili della variabile. Nel caso di self-loop a causa del vincolo imposto hanno entrambi valore </text:span><text:span text:style-name="T90"><draw:frame draw:style-name="fr1" draw:name="Object67" text:anchor-type="as-char" svg:y="-0.1484in" svg:width="0.1661in" svg:height="0.1839in" draw:z-index="11"><draw:object xlink:href="./Object 67" xlink:type="simple" xlink:show="embed" xlink:actuate="onLoad"/><draw:image xlink:href="./ObjectReplacements/Object 67" xlink:type="simple" xlink:show="embed" xlink:actuate="onLoad"/></draw:frame></text:span><text:span text:style-name="T90">, in tutti gli altri casi invece, hanno rispettivamente valore </text:span><text:span text:style-name="T90"><draw:frame draw:style-name="fr1" draw:name="Object72" text:anchor-type="as-char" svg:y="-0.1484in" svg:width="0.1661in" svg:height="0.1839in" draw:z-index="12"><draw:object xlink:href="./Object 72" xlink:type="simple" xlink:show="embed" xlink:actuate="onLoad"/><draw:image xlink:href="./ObjectReplacements/Object 72" xlink:type="simple" xlink:show="embed" xlink:actuate="onLoad"/></draw:frame></text:span><text:span text:style-name="T90"><text:s/>e </text:span><text:span text:style-name="T90"><draw:frame draw:style-name="fr1" draw:name="Object73" text:anchor-type="as-char" svg:y="-0.1484in" svg:width="0.1618in" svg:height="0.1839in" draw:z-index="13"><draw:object xlink:href="./Object 73" xlink:type="simple" xlink:show="embed" xlink:actuate="onLoad"/><draw:image xlink:href="./ObjectReplacements/Object 73" xlink:type="simple" xlink:show="embed" xlink:actuate="onLoad"/></draw:frame></text:span><text:span text:style-name="T90"><text:s/>in quanto variabili decisionali.</text:span></text:p>
        </text:list-item>
        <text:list-item>
          <text:p text:style-name="P93"><text:span text:style-name="T3">Commodity[1,x,y].</text:span><text:span text:style-name="T5">rc</text:span><text:span text:style-name="T113">, che rappresenta i costi ridotti (una interpretazione è di quanto </text:span><text:span text:style-name="T6">varia</text:span><text:span text:style-name="T114"> il valore della soluzione ottima aumentando la variabile di una unità), ha valore </text:span><text:span text:style-name="T114"><draw:frame draw:style-name="fr1" draw:name="Object74" text:anchor-type="as-char" svg:y="-0.1484in" svg:width="0.3335in" svg:height="0.1839in" draw:z-index="14"><draw:object xlink:href="./Object 74" xlink:type="simple" xlink:show="embed" xlink:actuate="onLoad"/><draw:image xlink:href="./ObjectReplacements/Object 74" xlink:type="simple" xlink:show="embed" xlink:actuate="onLoad"/></draw:frame></text:span><text:span text:style-name="T114"><text:s/>in corrispondenza dei self-loop (infatti non c’è costo di trasporto ma solamente di riclassificazione – dato che il costo di riclassificazione e il numero di car sono costanti - il valore </text:span><text:span text:style-name="T114"><draw:frame draw:style-name="fr1" draw:name="Object75" text:anchor-type="as-char" svg:y="-0.1484in" svg:width="0.9472in" svg:height="0.1839in" draw:z-index="15"><draw:object xlink:href="./Object 75" xlink:type="simple" xlink:show="embed" xlink:actuate="onLoad"/><draw:image xlink:href="./ObjectReplacements/Object 75" xlink:type="simple" xlink:show="embed" xlink:actuate="onLoad"/></draw:frame></text:span><text:span text:style-name="T114"><text:s/>è costante in tutti i self-loop)</text:span></text:p>
        </text:list-item>
      </text:list>
      <text:p text:style-name="P42"><text:span text:style-name="T115">Per capire meglio </text:span>calcol<text:span text:style-name="T116">iamo</text:span> il valore del costo ridotto <text:span text:style-name="T3">Commodity[1,</text:span><text:span text:style-name="T2">B</text:span><text:span text:style-name="T3">,</text:span><text:span text:style-name="T2">A</text:span><text:span text:style-name="T3">].</text:span><text:span text:style-name="T2">rc</text:span><text:span text:style-name="T7">:</text:span> <draw:frame draw:style-name="fr1" draw:name="Object76" text:anchor-type="as-char" svg:y="-0.1484in" svg:width="1.9043in" svg:height="0.1839in" draw:z-index="16"><draw:object xlink:href="./Object 76" xlink:type="simple" xlink:show="embed" xlink:actuate="onLoad"/><draw:image xlink:href="./ObjectReplacements/Object 76" xlink:type="simple" xlink:show="embed" xlink:actuate="onLoad"/></draw:frame>. </text:p>
      <text:p text:style-name="P42"/>
      <text:p text:style-name="P9"><text:span text:style-name="T105">1</text:span><text:span text:style-name="T81">0</text:span><text:span text:style-name="T95">.</text:span><text:span text:style-name="T94"> </text:span><text:span text:style-name="T100">Track[x, y]</text:span></text:p>
      <text:p text:style-name="P46"/>
      <text:p text:style-name="P63">: <text:s text:c="2"/>Track.lb Track Track.ub Track.rc <text:s text:c="3"/>:=</text:p>
      <text:p text:style-name="P63">A A <text:s text:c="4"/>0 <text:s text:c="6"/>0 <text:s text:c="6"/>0 <text:s text:c="6"/>0</text:p>
      <text:p text:style-name="P63">A B <text:s text:c="4"/>0 <text:s text:c="6"/>2 <text:s text:c="5"/>28 <text:s text:c="6"/>0</text:p>
      <text:p text:style-name="P63">A C <text:s text:c="4"/>0 <text:s text:c="6"/>1 <text:s text:c="5"/>28 <text:s text:c="6"/>0</text:p>
      <text:p text:style-name="P63">A D <text:s text:c="4"/>0 <text:s text:c="6"/>1 <text:s text:c="5"/>28 <text:s text:c="6"/>0</text:p>
      <text:p text:style-name="P63">B A <text:s text:c="4"/>0 <text:s text:c="6"/>1 <text:s text:c="5"/>45 <text:s text:c="6"/>0</text:p>
      <text:p text:style-name="P63">B B <text:s text:c="4"/>0 <text:s text:c="6"/>0 <text:s text:c="6"/>0 <text:s text:c="6"/>0</text:p>
      <text:p text:style-name="P63">B C <text:s text:c="4"/>0 <text:s text:c="6"/>1 <text:s text:c="5"/>45 <text:s text:c="6"/>0</text:p>
      <text:p text:style-name="P63">B D <text:s text:c="4"/>0 <text:s text:c="6"/>0 <text:s text:c="5"/>45 <text:s text:c="6"/>0</text:p>
      <text:p text:style-name="P63">C A <text:s text:c="4"/>0 <text:s text:c="6"/>1 <text:s text:c="5"/>16 <text:s text:c="6"/>0</text:p>
      <text:p text:style-name="P63">C B <text:s text:c="4"/>0 <text:s text:c="6"/>1 <text:s text:c="5"/>16 <text:s text:c="6"/>0</text:p>
      <text:p text:style-name="P63">C C <text:s text:c="4"/>0 <text:s text:c="6"/>0 <text:s text:c="6"/>0 <text:s text:c="6"/>0</text:p>
      <text:p text:style-name="P63">C D <text:s text:c="4"/>0 <text:s text:c="6"/>0 <text:s text:c="5"/>16 <text:s text:c="6"/>0</text:p>
      <text:p text:style-name="P63">D A <text:s text:c="4"/>0 <text:s text:c="6"/>1 <text:s text:c="5"/>14 <text:s text:c="6"/>0</text:p>
      <text:p text:style-name="P63">D B <text:s text:c="4"/>0 <text:s text:c="6"/>1 <text:s text:c="5"/>14 <text:s text:c="6"/>0</text:p>
      <text:p text:style-name="P63">D C <text:s text:c="4"/>0 <text:s text:c="6"/>0 <text:s text:c="5"/>14 <text:s text:c="6"/>0</text:p>
      <text:p text:style-name="P63">D D <text:s text:c="4"/>0 <text:s text:c="6"/>0 <text:s text:c="6"/>0 <text:s text:c="6"/>0</text:p>
      <text:p text:style-name="P63">;</text:p>
      <text:p text:style-name="P63"/>
      <text:p text:style-name="P51">Notiamo che: </text:p>
      <text:list xml:id="list111340398424150" text:continue-numbering="true" text:style-name="L6">
        <text:list-item>
          <text:p text:style-name="P94"><text:span text:style-name="T79">Track</text:span><text:span text:style-name="T3">[x,y]</text:span><text:span text:style-name="T110">, che è la variabile, nel caso di self-loop a causa del vincolo imposto ha valore </text:span><text:span text:style-name="T110"><draw:frame draw:style-name="fr1" draw:name="Object82" text:anchor-type="as-char" svg:y="-0.1484in" svg:width="0.1661in" svg:height="0.1839in" draw:z-index="23"><draw:object xlink:href="./Object 82" xlink:type="simple" xlink:show="embed" xlink:actuate="onLoad"/><draw:image xlink:href="./ObjectReplacements/Object 82" xlink:type="simple" xlink:show="embed" xlink:actuate="onLoad"/><svg:desc>formula</svg:desc></draw:frame></text:span><text:span text:style-name="T110">, in tutti gli altri casi assume il valore minimo ammissibile. In effetti il nostro modello non forza la variabile al minimo ammissibile (cioè potrebbero venire assegnati dei track inutilizzati, perché l’assegnazione è “gratis”) semplicemente l’algoritmo di risoluzione ci ha fornito una soluzione di questo tipo.</text:span></text:p>
        </text:list-item>
        <text:list-item>
          <text:p text:style-name="P101"><text:span text:style-name="T117">Track[x,y].lb</text:span><text:span text:style-name="T89"> </text:span><text:span text:style-name="T90">e </text:span><text:span text:style-name="T91">Track</text:span><text:span text:style-name="T110">[x,y].ub</text:span><text:span text:style-name="T90">, che sono rispettivamente upper bound e lower bound possibili della variabile. </text:span><text:span text:style-name="T92">H</text:span><text:span text:style-name="T90">anno rispettivamente valore </text:span><text:span text:style-name="T90"><draw:frame draw:style-name="fr1" draw:name="Object78" text:anchor-type="as-char" svg:y="-0.1484in" svg:width="0.1661in" svg:height="0.1839in" draw:z-index="17"><draw:object xlink:href="./Object 78" xlink:type="simple" xlink:show="embed" xlink:actuate="onLoad"/><draw:image xlink:href="./ObjectReplacements/Object 78" xlink:type="simple" xlink:show="embed" xlink:actuate="onLoad"/><svg:desc>formula</svg:desc></draw:frame></text:span><text:span text:style-name="T90"><text:s/>e </text:span><text:span text:style-name="T117">track[x]</text:span><text:span text:style-name="T90">.</text:span></text:p>
        </text:list-item>
        <text:list-item>
          <text:p text:style-name="P95"><text:span text:style-name="T8">Track</text:span><text:span text:style-name="T3">[x,y].</text:span><text:span text:style-name="T5">rc</text:span><text:span text:style-name="T113">, che rappresenta i costi ridotti, vale sempre </text:span><text:span text:style-name="T113"><draw:frame draw:style-name="fr1" draw:name="Object77" text:anchor-type="as-char" svg:y="-0.1484in" svg:width="0.1661in" svg:height="0.1839in" draw:z-index="19"><draw:object xlink:href="./Object 77" xlink:type="simple" xlink:show="embed" xlink:actuate="onLoad"/><draw:image xlink:href="./ObjectReplacements/Object 77" xlink:type="simple" xlink:show="embed" xlink:actuate="onLoad"/></draw:frame></text:span><text:span text:style-name="T113"><text:s/>proprio perché l’assegnazione dei track è “gratuita”, non compare direttamente nella funzione obiettivo </text:span><text:span text:style-name="T83">e non abbiamo alcun</text:span><text:span text:style-name="T87">o</text:span><text:span text:style-name="T83"> yard saturo.</text:span></text:p>
          <text:p text:style-name="P96"/>
        </text:list-item>
      </text:list>
      <text:p text:style-name="P11"><text:span text:style-name="T104">1</text:span><text:span text:style-name="T81">1</text:span><text:span text:style-name="T95">.</text:span><text:span text:style-name="T94"> </text:span><text:span text:style-name="T101">Flow</text:span></text:p>
      <text:p text:style-name="P47"/>
      <text:p text:style-name="P64">Flow [*,*]</text:p>
      <text:p text:style-name="P64">: <text:s text:c="2"/>A <text:s text:c="2"/>B <text:s text:c="2"/>C <text:s text:c="2"/>D <text:s text:c="3"/>:=</text:p>
      <text:p text:style-name="P64">1 <text:s text:c="2"/>0 <text:s text:c="2"/>0 <text:s text:c="2"/>0 <text:s text:c="2"/>0</text:p>
      <text:p text:style-name="P64"><text:soft-page-break/>2 <text:s text:c="2"/>0 <text:s text:c="2"/>0 <text:s text:c="2"/>0 <text:s text:c="2"/>0</text:p>
      <text:p text:style-name="P64">3 <text:s text:c="2"/>0 <text:s text:c="2"/>0 <text:s text:c="2"/>0 <text:s text:c="2"/>0</text:p>
      <text:p text:style-name="P64">4 <text:s text:c="2"/>0 <text:s text:c="2"/>0 <text:s text:c="2"/>0 <text:s text:c="2"/>0</text:p>
      <text:p text:style-name="P64">5 <text:s text:c="2"/>0 <text:s text:c="2"/>0 <text:s text:c="2"/>0 <text:s text:c="2"/>0</text:p>
      <text:p text:style-name="P64">6 <text:s text:c="2"/>0 <text:s text:c="2"/>0 <text:s text:c="2"/>0 <text:s text:c="2"/>0</text:p>
      <text:p text:style-name="P64">7 <text:s text:c="2"/>0 <text:s text:c="2"/>0 <text:s text:c="2"/>0 <text:s text:c="2"/>0</text:p>
      <text:p text:style-name="P64">8 <text:s text:c="2"/>0 <text:s text:c="2"/>0 <text:s text:c="2"/>0 <text:s text:c="2"/>0</text:p>
      <text:p text:style-name="P64">9 <text:s text:c="2"/>0 <text:s text:c="2"/>0 <text:s text:c="2"/>0 <text:s text:c="2"/>0</text:p>
      <text:p text:style-name="P64">;</text:p>
      <text:p text:style-name="P64"/>
      <text:list xml:id="list111341716331675" text:continue-numbering="true" text:style-name="L6">
        <text:list-header>
          <text:p text:style-name="P97"><text:span text:style-name="T2">Flow [*,*]</text:span><text:span text:style-name="T110"> rappresenta </text:span><text:span text:style-name="T82">gli shadow price</text:span><text:span text:style-name="T113"> (una interpretazione è di quanto </text:span><text:span text:style-name="T6">varia</text:span><text:span text:style-name="T114"> il valore della soluzione ottima rilassando il vincolo, ovvero permettendo </text:span><text:span text:style-name="T82">il </text:span><text:span text:style-name="T118">right hand side o termine costante di aumentare una unità), è sempre </text:span><text:span text:style-name="T118"><draw:frame draw:style-name="fr1" draw:name="Object79" text:anchor-type="as-char" svg:y="-0.1484in" svg:width="0.1661in" svg:height="0.1839in" draw:z-index="20"><draw:object xlink:href="./Object 79" xlink:type="simple" xlink:show="embed" xlink:actuate="onLoad"/><draw:image xlink:href="./ObjectReplacements/Object 79" xlink:type="simple" xlink:show="embed" xlink:actuate="onLoad"/></draw:frame></text:span><text:span text:style-name="T118"><text:s/>visto che il rilassamento di un vincolo alla volta non permette alle variabili </text:span><text:span text:style-name="T9">Commodity[z, x, y]</text:span><text:span text:style-name="T119"> di variare.</text:span></text:p>
        </text:list-header>
      </text:list>
      <text:p text:style-name="P41"/>
      <text:p text:style-name="P12"><text:span text:style-name="T102">1</text:span><text:span text:style-name="T81">2</text:span><text:span text:style-name="T95">.</text:span><text:span text:style-name="T94"> </text:span><text:span text:style-name="T102">SelfLoop</text:span></text:p>
      <text:p text:style-name="P48"/>
      <text:p text:style-name="P65">SelfLoop [*] :=</text:p>
      <text:p text:style-name="P65">A <text:s/>0</text:p>
      <text:p text:style-name="P65">B <text:s/>0</text:p>
      <text:p text:style-name="P65">C <text:s/>0</text:p>
      <text:p text:style-name="P65">D <text:s/>0</text:p>
      <text:p text:style-name="P65">;</text:p>
      <text:p text:style-name="P65"/>
      <text:list xml:id="list111341413222172" text:continue-numbering="true" text:style-name="L6">
        <text:list-header>
          <text:p text:style-name="P98"><text:span text:style-name="T9">SelfLoop</text:span><text:span text:style-name="T2"> [*]</text:span><text:span text:style-name="T110">, che rappresenta </text:span><text:span text:style-name="T82">gli shadow price</text:span><text:span text:style-name="T114">, è sempre </text:span><text:span text:style-name="T114"><draw:frame draw:style-name="fr1" draw:name="Object80" text:anchor-type="as-char" svg:y="-0.1484in" svg:width="0.1661in" svg:height="0.1839in" draw:z-index="21"><draw:object xlink:href="./Object 80" xlink:type="simple" xlink:show="embed" xlink:actuate="onLoad"/><draw:image xlink:href="./ObjectReplacements/Object 80" xlink:type="simple" xlink:show="embed" xlink:actuate="onLoad"/><svg:desc>formula</svg:desc></draw:frame></text:span><text:span text:style-name="T114"><text:s/>perché un rilassamento del vincolo può solamente permettere l’assegnazione di track ad un self-loop (ma l’assegnazione di track è gratuita). L’assegnazione di un track ad un self-loop </text:span><text:span text:style-name="T86">consente</text:span><text:span text:style-name="T120"> di avere una commodity che percorre un self-loop – ma non succederebbe mai in una soluzione ottima visto che l’obiettivo è la minimizzazione </text:span><text:span text:style-name="T88">dei costi</text:span><text:span text:style-name="T120">.</text:span></text:p>
        </text:list-header>
      </text:list>
      <text:p text:style-name="P40"/>
      <text:p text:style-name="P13"><text:span text:style-name="T102">1</text:span><text:span text:style-name="T105">3</text:span><text:span text:style-name="T95">.</text:span><text:span text:style-name="T94"> </text:span><text:span text:style-name="T103">Capacity</text:span></text:p>
      <text:p text:style-name="P49"/>
      <text:p text:style-name="P66">Capacity1 [*] :=</text:p>
      <text:p text:style-name="P66">A <text:s/>0</text:p>
      <text:p text:style-name="P66">B <text:s/>0</text:p>
      <text:p text:style-name="P66">C <text:s/>0</text:p>
      <text:p text:style-name="P66">D <text:s/>0</text:p>
      <text:p text:style-name="P66">;</text:p>
      <text:p text:style-name="P66"/>
      <text:p text:style-name="P66">Capacity2 :=</text:p>
      <text:p text:style-name="P66">A A <text:s text:c="2"/>0</text:p>
      <text:p text:style-name="P66">A B <text:s text:c="2"/>0</text:p>
      <text:p text:style-name="P66">A C <text:s text:c="2"/>0</text:p>
      <text:p text:style-name="P66">A D <text:s text:c="2"/>0</text:p>
      <text:p text:style-name="P66">B A <text:s text:c="2"/>0</text:p>
      <text:p text:style-name="P66">B B <text:s text:c="2"/>0</text:p>
      <text:p text:style-name="P66">B C <text:s text:c="2"/>0</text:p>
      <text:p text:style-name="P66">B D <text:s text:c="2"/>0</text:p>
      <text:p text:style-name="P66">C A <text:s text:c="2"/>0</text:p>
      <text:p text:style-name="P66">C B <text:s text:c="2"/>0</text:p>
      <text:p text:style-name="P66">C C <text:s text:c="2"/>0</text:p>
      <text:p text:style-name="P66">C D <text:s text:c="2"/>0</text:p>
      <text:p text:style-name="P66">D A <text:s text:c="2"/>0</text:p>
      <text:p text:style-name="P66">D B <text:s text:c="2"/>0</text:p>
      <text:p text:style-name="P66">D C <text:s text:c="2"/>0</text:p>
      <text:p text:style-name="P66"><text:soft-page-break/>D D <text:s text:c="2"/>0</text:p>
      <text:p text:style-name="P66">;</text:p>
      <text:list xml:id="list111341207300090" text:continue-numbering="true" text:style-name="L6">
        <text:list-header>
          <text:p text:style-name="P99"><text:span text:style-name="T10">Capacity1</text:span><text:span text:style-name="T2"> [*] </text:span><text:span text:style-name="T11">e Capacity2</text:span><text:span text:style-name="T110">, che rappresentano </text:span><text:span text:style-name="T82">gli shadow price</text:span><text:span text:style-name="T114">, sono sempre </text:span><text:span text:style-name="T114"><draw:frame draw:style-name="fr1" draw:name="Object81" text:anchor-type="as-char" svg:y="-0.1484in" svg:width="0.1661in" svg:height="0.1839in" draw:z-index="22"><draw:object xlink:href="./Object 81" xlink:type="simple" xlink:show="embed" xlink:actuate="onLoad"/><draw:image xlink:href="./ObjectReplacements/Object 81" xlink:type="simple" xlink:show="embed" xlink:actuate="onLoad"/><svg:desc>formula</svg:desc></draw:frame></text:span><text:span text:style-name="T114"><text:s/>perché le capacità degli yard sono ben al di sopra dell’utilizzo dato dai nostri parametri.</text:span></text:p>
        </text:list-header>
      </text:list>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19T11:13:39.378427710</dc:date>
    <meta:editing-duration>P1DT22H10M21S</meta:editing-duration>
    <meta:editing-cycles>102</meta:editing-cycles>
    <meta:document-statistic meta:table-count="0" meta:image-count="0" meta:object-count="24" meta:page-count="8" meta:paragraph-count="192" meta:word-count="2501" meta:character-count="15621" meta:non-whitespace-character-count="12162"/>
  </office:meta>
</office:document-meta>
</file>

<file path=Object 49/content.xml><?xml version="1.0" encoding="utf-8"?>
<math xmlns="http://www.w3.org/1998/Math/MathML" display="block">
  <semantics>
    <mrow>
      <mo stretchy="false">∀</mo>
      <mrow>
        <mrow>
          <mo fence="true" stretchy="false">(</mo>
          <mrow>
            <mrow>
              <mi>i</mi>
              <mi>,</mi>
              <mi>j</mi>
            </mrow>
          </mrow>
          <mo fence="true" stretchy="false">)</mo>
        </mrow>
        <mo stretchy="false">∈</mo>
        <mi>A</mi>
      </mrow>
      <mi>.</mi>
      <mrow>
        <msub>
          <mi>y</mi>
          <mi mathvariant="italic">ij</mi>
        </msub>
        <mo stretchy="false">∈</mo>
        <mrow>
          <mi mathvariant="normal">ℕ</mi>
          <mo stretchy="false">∧</mo>
          <mo stretchy="false">∀</mo>
        </mrow>
      </mrow>
      <mrow>
        <mi>k</mi>
        <mo stretchy="false">∈</mo>
        <mi>K</mi>
      </mrow>
      <mrow>
        <msubsup>
          <mi>x</mi>
          <mi mathvariant="italic">ij</mi>
          <mi>k</mi>
        </msubsup>
        <mo stretchy="false">∈</mo>
        <mrow>
          <mo fence="true" stretchy="false">{</mo>
          <mrow>
            <mrow>
              <mn>0</mn>
              <mi>,</mi>
              <mn>1</mn>
            </mrow>
          </mrow>
          <mo fence="true" stretchy="false">}</mo>
        </mrow>
      </mrow>
    </mrow>
    <annotation encoding="StarMath 5.0">forall (i,j) in A. y_{ij} in setN and forall k in K x^{k}_{ij} in lbrace 0, 1 rbrace </annotation>
  </semantics>
</math>
</file>

<file path=Object 50/content.xml><?xml version="1.0" encoding="utf-8"?>
<math xmlns="http://www.w3.org/1998/Math/MathML" display="block">
  <semantics>
    <mi>i</mi>
    <annotation encoding="StarMath 5.0">i</annotation>
  </semantics>
</math>
</file>

<file path=Object 51/content.xml><?xml version="1.0" encoding="utf-8"?>
<math xmlns="http://www.w3.org/1998/Math/MathML" display="block">
  <semantics>
    <mrow>
      <mi mathvariant="italic">min</mi>
      <mrow>
        <munder>
          <mo stretchy="false">∑</mo>
          <mrow>
            <mi>k</mi>
            <mo stretchy="false">∈</mo>
            <mi>K</mi>
          </mrow>
        </munder>
        <mrow>
          <munder>
            <mo stretchy="false">∑</mo>
            <mrow>
              <mi>z</mi>
              <mo stretchy="false">∈</mo>
              <mi>N</mi>
            </mrow>
          </munder>
          <mrow>
            <munder>
              <mo stretchy="false">∑</mo>
              <mrow>
                <mrow>
                  <mrow>
                    <mo fence="true" stretchy="false">(</mo>
                    <mrow>
                      <mrow>
                        <mi>i</mi>
                        <mi>,</mi>
                        <mi>j</mi>
                      </mrow>
                    </mrow>
                    <mo fence="true" stretchy="false">)</mo>
                  </mrow>
                  <mo stretchy="false">∈</mo>
                  <msup>
                    <mi>δ</mi>
                    <mrow>
                      <mo stretchy="false">+</mo>
                      <mspace width="0.5em"/>
                    </mrow>
                  </msup>
                </mrow>
                <mrow>
                  <mo fence="true" stretchy="false">(</mo>
                  <mrow>
                    <mi>z</mi>
                  </mrow>
                  <mo fence="true" stretchy="false">)</mo>
                </mrow>
              </mrow>
            </munder>
            <msub>
              <mi>n</mi>
              <mi>k</mi>
            </msub>
          </mrow>
        </mrow>
      </mrow>
      <mrow>
        <msubsup>
          <mi mathvariant="italic">cx</mi>
          <mi mathvariant="italic">ij</mi>
          <mi>k</mi>
        </msubsup>
        <mo stretchy="false">+</mo>
        <mrow>
          <munder>
            <mo stretchy="false">∑</mo>
            <mrow>
              <mi>k</mi>
              <mo stretchy="false">∈</mo>
              <mi>K</mi>
            </mrow>
          </munder>
          <mrow>
            <munder>
              <mo stretchy="false">∑</mo>
              <mrow>
                <mrow>
                  <mo fence="true" stretchy="false">(</mo>
                  <mrow>
                    <mrow>
                      <mi>i</mi>
                      <mi>,</mi>
                      <mi>j</mi>
                    </mrow>
                  </mrow>
                  <mo fence="true" stretchy="false">)</mo>
                </mrow>
                <mo stretchy="false">∈</mo>
                <mi>A</mi>
              </mrow>
            </munder>
            <msub>
              <mi>n</mi>
              <mi>k</mi>
            </msub>
          </mrow>
        </mrow>
      </mrow>
      <msub>
        <mi mathvariant="italic">tm</mi>
        <mi mathvariant="italic">ij</mi>
      </msub>
      <msubsup>
        <mi>x</mi>
        <mi mathvariant="italic">ij</mi>
        <mi>k</mi>
      </msubsup>
    </mrow>
    <annotation encoding="StarMath 5.0">min sum from{k in K} sum from{z in N} sum from{(i,j) in δ^{+ ` }(z)} n_{k}cx^{k}_{ij} + sum from{k in K} sum from{(i,j) in A} n_{k}tm_{ij}x^{k}_{ij}</annotation>
  </semantics>
</math>
</file>

<file path=Object 52/content.xml><?xml version="1.0" encoding="utf-8"?>
<math xmlns="http://www.w3.org/1998/Math/MathML" display="block">
  <semantics>
    <mrow>
      <mi mathvariant="italic">min</mi>
      <mrow>
        <munder>
          <mo stretchy="false">∑</mo>
          <mrow>
            <mi>k</mi>
            <mo stretchy="false">∈</mo>
            <mi>K</mi>
          </mrow>
        </munder>
        <mrow>
          <munder>
            <mo stretchy="false">∑</mo>
            <mrow>
              <mi>i</mi>
              <mo stretchy="false">∈</mo>
              <mi>N</mi>
            </mrow>
          </munder>
          <mrow>
            <munder>
              <mo stretchy="false">∑</mo>
              <mrow>
                <mi>j</mi>
                <mo stretchy="false">∈</mo>
                <mi>N</mi>
              </mrow>
            </munder>
            <msub>
              <mi>n</mi>
              <mi>k</mi>
            </msub>
          </mrow>
        </mrow>
      </mrow>
      <mrow>
        <msubsup>
          <mi mathvariant="italic">cx</mi>
          <mi mathvariant="italic">ij</mi>
          <mi>k</mi>
        </msubsup>
        <mo stretchy="false">+</mo>
        <mrow>
          <munder>
            <mo stretchy="false">∑</mo>
            <mrow>
              <mi>k</mi>
              <mo stretchy="false">∈</mo>
              <mi>K</mi>
            </mrow>
          </munder>
          <mrow>
            <munder>
              <mo stretchy="false">∑</mo>
              <mrow>
                <mi>i</mi>
                <mo stretchy="false">∈</mo>
                <mi>N</mi>
              </mrow>
            </munder>
            <mrow>
              <munder>
                <mo stretchy="false">∑</mo>
                <mrow>
                  <mi>j</mi>
                  <mo stretchy="false">∈</mo>
                  <mi>N</mi>
                </mrow>
              </munder>
              <msub>
                <mi>n</mi>
                <mi>k</mi>
              </msub>
            </mrow>
          </mrow>
        </mrow>
      </mrow>
      <msub>
        <mi mathvariant="italic">tm</mi>
        <mi mathvariant="italic">ij</mi>
      </msub>
      <mrow>
        <msubsup>
          <mi>x</mi>
          <mi mathvariant="italic">ij</mi>
          <mi>k</mi>
        </msubsup>
        <mo stretchy="false">=</mo>
        <mi mathvariant="italic">min</mi>
      </mrow>
      <mrow>
        <munder>
          <mo stretchy="false">∑</mo>
          <mrow>
            <mi>k</mi>
            <mo stretchy="false">∈</mo>
            <mi>K</mi>
          </mrow>
        </munder>
        <mrow>
          <munder>
            <mo stretchy="false">∑</mo>
            <mrow>
              <mi>i</mi>
              <mo stretchy="false">∈</mo>
              <mi>N</mi>
            </mrow>
          </munder>
          <mrow>
            <munder>
              <mo stretchy="false">∑</mo>
              <mrow>
                <mi>j</mi>
                <mo stretchy="false">∈</mo>
                <mi>N</mi>
              </mrow>
            </munder>
            <msub>
              <mi>n</mi>
              <mi>k</mi>
            </msub>
          </mrow>
        </mrow>
      </mrow>
      <mrow>
        <msubsup>
          <mi mathvariant="italic">cx</mi>
          <mi mathvariant="italic">ij</mi>
          <mi>k</mi>
        </msubsup>
        <mo stretchy="false">+</mo>
        <msub>
          <mi>n</mi>
          <mi>k</mi>
        </msub>
      </mrow>
      <msub>
        <mi mathvariant="italic">tm</mi>
        <mi mathvariant="italic">ij</mi>
      </msub>
      <msubsup>
        <mi>x</mi>
        <mi mathvariant="italic">ij</mi>
        <mi>k</mi>
      </msubsup>
    </mrow>
    <annotation encoding="StarMath 5.0">min sum from{k in K} sum from{i in N} sum from{j in N} n_{k}cx^{k}_{ij} + sum from{k in K} sum from{i in N} sum from{j in N} n_{k}tm_{ij}x^{k}_{ij} = min sum from{k in K} sum from{i in N} sum from{j in N} n_{k}cx^{k}_{ij} + n_{k}tm_{ij}x^{k}_{ij}</annotation>
  </semantics>
</math>
</file>

<file path=Object 55/content.xml><?xml version="1.0" encoding="utf-8"?>
<math xmlns="http://www.w3.org/1998/Math/MathML" display="block">
  <semantics>
    <mrow>
      <mi>i</mi>
      <mo stretchy="false">=</mo>
      <mi>j</mi>
    </mrow>
    <annotation encoding="StarMath 5.0">i=j</annotation>
  </semantics>
</math>
</file>

<file path=Object 56/content.xml><?xml version="1.0" encoding="utf-8"?>
<math xmlns="http://www.w3.org/1998/Math/MathML" display="block">
  <semantics>
    <mrow>
      <mo fence="true" stretchy="false">(</mo>
      <mrow>
        <mrow>
          <mi>i</mi>
          <mi>,</mi>
          <mi>j</mi>
        </mrow>
      </mrow>
      <mo fence="true" stretchy="false">)</mo>
    </mrow>
    <annotation encoding="StarMath 5.0">(i,j)</annotation>
  </semantics>
</math>
</file>

<file path=Object 57/content.xml><?xml version="1.0" encoding="utf-8"?>
<math xmlns="http://www.w3.org/1998/Math/MathML" display="block">
  <semantics>
    <msubsup>
      <mi>x</mi>
      <mi mathvariant="italic">ij</mi>
      <mi>k</mi>
    </msubsup>
    <annotation encoding="StarMath 5.0">x^{k}_{ij}</annotation>
  </semantics>
</math>
</file>

<file path=Object 58/content.xml><?xml version="1.0" encoding="utf-8"?>
<math xmlns="http://www.w3.org/1998/Math/MathML" display="block">
  <semantics>
    <mn>1</mn>
    <annotation encoding="StarMath 5.0">1</annotation>
  </semantics>
</math>
</file>

<file path=Object 59/content.xml><?xml version="1.0" encoding="utf-8"?>
<math xmlns="http://www.w3.org/1998/Math/MathML" display="block">
  <semantics>
    <mn>0</mn>
    <annotation encoding="StarMath 5.0">0</annotation>
  </semantics>
</math>
</file>

<file path=Object 60/content.xml><?xml version="1.0" encoding="utf-8"?>
<math xmlns="http://www.w3.org/1998/Math/MathML" display="block">
  <semantics>
    <msub>
      <mi>x</mi>
      <mi mathvariant="italic">ij</mi>
    </msub>
    <annotation encoding="StarMath 5.0">x_{ij}</annotation>
  </semantics>
</math>
</file>

<file path=Object 61/content.xml><?xml version="1.0" encoding="utf-8"?>
<math xmlns="http://www.w3.org/1998/Math/MathML" display="block">
  <semantics>
    <mrow>
      <mo stretchy="false">∀</mo>
      <mrow>
        <mi>i</mi>
        <mo stretchy="false">∈</mo>
        <mi>N</mi>
      </mrow>
      <mi>.</mi>
      <mrow>
        <msub>
          <mi>y</mi>
          <mi mathvariant="italic">ii</mi>
        </msub>
        <mo stretchy="false">=</mo>
        <mn>0</mn>
      </mrow>
    </mrow>
    <annotation encoding="StarMath 5.0">forall i in N. y_{ii} = 0</annotation>
  </semantics>
</math>
</file>

<file path=Object 67/content.xml><?xml version="1.0" encoding="utf-8"?>
<math xmlns="http://www.w3.org/1998/Math/MathML" display="block">
  <semantics>
    <mn>0</mn>
    <annotation encoding="StarMath 5.0">0</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display="block">
  <semantics>
    <mn>900</mn>
    <annotation encoding="StarMath 5.0">900</annotation>
  </semantics>
</math>
</file>

<file path=Object 75/content.xml><?xml version="1.0" encoding="utf-8"?>
<math xmlns="http://www.w3.org/1998/Math/MathML" display="block">
  <semantics>
    <mrow>
      <mrow>
        <mn>18</mn>
        <mo stretchy="false">×</mo>
        <mn>50</mn>
      </mrow>
      <mo stretchy="false">=</mo>
      <mn>900</mn>
    </mrow>
    <annotation encoding="StarMath 5.0">18 times 50 = 900</annotation>
  </semantics>
</math>
</file>

<file path=Object 76/content.xml><?xml version="1.0" encoding="utf-8"?>
<math xmlns="http://www.w3.org/1998/Math/MathML" display="block">
  <semantics>
    <mrow>
      <mrow>
        <mn>900</mn>
        <mo stretchy="false">+</mo>
        <mrow>
          <mn>475.06</mn>
          <mo stretchy="false">×</mo>
          <mn>18</mn>
        </mrow>
      </mrow>
      <mo stretchy="false">=</mo>
      <mn>9451.08</mn>
    </mrow>
    <annotation encoding="StarMath 5.0">900 + 475.06 times 18 = 9451.08</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table>
      <mtr>
        <mtd>
          <mrow>
            <msub>
              <mi>n</mi>
              <mn>1</mn>
            </msub>
            <mrow>
              <msubsup>
                <mi mathvariant="italic">cx</mi>
                <mi mathvariant="italic">BC</mi>
                <mn>1</mn>
              </msubsup>
              <mo stretchy="false">+</mo>
              <msub>
                <mi>n</mi>
                <mn>2</mn>
              </msub>
            </mrow>
            <mrow>
              <msubsup>
                <mi mathvariant="italic">cx</mi>
                <mi mathvariant="italic">BA</mi>
                <mn>2</mn>
              </msubsup>
              <mo stretchy="false">+</mo>
              <msub>
                <mi>n</mi>
                <mn>3</mn>
              </msub>
            </mrow>
            <mrow>
              <msubsup>
                <mi mathvariant="italic">cx</mi>
                <mi mathvariant="italic">DB</mi>
                <mn>3</mn>
              </msubsup>
              <mo stretchy="false">+</mo>
              <msub>
                <mi>n</mi>
                <mn>4</mn>
              </msub>
            </mrow>
            <mrow>
              <msubsup>
                <mi mathvariant="italic">cx</mi>
                <mi mathvariant="italic">DA</mi>
                <mn>4</mn>
              </msubsup>
              <mo stretchy="false">+</mo>
              <msub>
                <mi>n</mi>
                <mn>5</mn>
              </msub>
            </mrow>
            <mrow>
              <msubsup>
                <mi mathvariant="italic">cx</mi>
                <mi mathvariant="italic">AC</mi>
                <mn>5</mn>
              </msubsup>
              <mo stretchy="false">+</mo>
              <msub>
                <mi>n</mi>
                <mn>6</mn>
              </msub>
            </mrow>
            <mrow>
              <msubsup>
                <mi mathvariant="italic">cx</mi>
                <mi mathvariant="italic">AB</mi>
                <mn>6</mn>
              </msubsup>
              <mo stretchy="false">+</mo>
              <msub>
                <mi>n</mi>
                <mn>7</mn>
              </msub>
            </mrow>
            <mrow>
              <msubsup>
                <mi mathvariant="italic">cx</mi>
                <mi mathvariant="italic">AD</mi>
                <mn>7</mn>
              </msubsup>
              <mo stretchy="false">+</mo>
              <msub>
                <mi>n</mi>
                <mn>8</mn>
              </msub>
            </mrow>
            <mrow>
              <msubsup>
                <mi mathvariant="italic">cx</mi>
                <mi mathvariant="italic">CA</mi>
                <mn>8</mn>
              </msubsup>
              <mo stretchy="false">+</mo>
              <msub>
                <mi>n</mi>
                <mn>9</mn>
              </msub>
            </mrow>
            <mrow>
              <msubsup>
                <mi mathvariant="italic">cx</mi>
                <mi mathvariant="italic">CB</mi>
                <mn>9</mn>
              </msubsup>
              <mo stretchy="false">+</mo>
              <mspace/>
            </mrow>
          </mrow>
        </mtd>
      </mtr>
      <mtr>
        <mtd>
          <mrow>
            <mrow>
              <mo stretchy="false">+</mo>
              <msub>
                <mi>n</mi>
                <mn>1</mn>
              </msub>
            </mrow>
            <msub>
              <mi mathvariant="italic">tm</mi>
              <mi mathvariant="italic">BC</mi>
            </msub>
            <mrow>
              <msubsup>
                <mi>x</mi>
                <mi mathvariant="italic">BC</mi>
                <mn>1</mn>
              </msubsup>
              <mo stretchy="false">+</mo>
              <msub>
                <mi>n</mi>
                <mn>2</mn>
              </msub>
            </mrow>
            <msub>
              <mi mathvariant="italic">tm</mi>
              <mi mathvariant="italic">BA</mi>
            </msub>
            <mrow>
              <msubsup>
                <mi>x</mi>
                <mi mathvariant="italic">BA</mi>
                <mn>2</mn>
              </msubsup>
              <mo stretchy="false">+</mo>
              <msub>
                <mi>n</mi>
                <mn>3</mn>
              </msub>
            </mrow>
            <msub>
              <mi mathvariant="italic">tm</mi>
              <mi mathvariant="italic">DB</mi>
            </msub>
            <mrow>
              <msubsup>
                <mi>x</mi>
                <mi mathvariant="italic">DB</mi>
                <mn>3</mn>
              </msubsup>
              <mo stretchy="false">+</mo>
              <msub>
                <mi>n</mi>
                <mn>4</mn>
              </msub>
            </mrow>
            <msub>
              <mi mathvariant="italic">tm</mi>
              <mi mathvariant="italic">DA</mi>
            </msub>
            <mrow>
              <msubsup>
                <mi>x</mi>
                <mi mathvariant="italic">DA</mi>
                <mn>4</mn>
              </msubsup>
              <mo stretchy="false">+</mo>
              <msub>
                <mi>n</mi>
                <mn>5</mn>
              </msub>
            </mrow>
            <msub>
              <mi mathvariant="italic">tm</mi>
              <mi mathvariant="italic">AC</mi>
            </msub>
            <mrow>
              <msubsup>
                <mi>x</mi>
                <mi mathvariant="italic">AC</mi>
                <mn>5</mn>
              </msubsup>
              <mo stretchy="false">+</mo>
              <msub>
                <mi>n</mi>
                <mn>6</mn>
              </msub>
            </mrow>
            <msub>
              <mi mathvariant="italic">tm</mi>
              <mi mathvariant="italic">AB</mi>
            </msub>
            <mrow>
              <msubsup>
                <mi>x</mi>
                <mi mathvariant="italic">AB</mi>
                <mn>6</mn>
              </msubsup>
              <mo stretchy="false">+</mo>
              <msub>
                <mi>n</mi>
                <mn>7</mn>
              </msub>
            </mrow>
            <msub>
              <mi mathvariant="italic">tm</mi>
              <mi mathvariant="italic">AD</mi>
            </msub>
            <mrow>
              <msubsup>
                <mi>x</mi>
                <mi mathvariant="italic">AD</mi>
                <mn>7</mn>
              </msubsup>
              <mo stretchy="false">+</mo>
              <msub>
                <mi>n</mi>
                <mn>8</mn>
              </msub>
            </mrow>
            <msub>
              <mi mathvariant="italic">tm</mi>
              <mi mathvariant="italic">CA</mi>
            </msub>
            <mrow>
              <msubsup>
                <mi>x</mi>
                <mi mathvariant="italic">CA</mi>
                <mn>8</mn>
              </msubsup>
              <mo stretchy="false">+</mo>
              <msub>
                <mi>n</mi>
                <mn>9</mn>
              </msub>
            </mrow>
            <msub>
              <mi mathvariant="italic">tm</mi>
              <mi mathvariant="italic">CB</mi>
            </msub>
            <msubsup>
              <mi>x</mi>
              <mi mathvariant="italic">CB</mi>
              <mn>9</mn>
            </msubsup>
            <mspace/>
          </mrow>
        </mtd>
      </mtr>
      <mtr>
        <mtd>
          <mrow>
            <mspace width="2em"/>
            <mo stretchy="false">=</mo>
            <mrow>
              <mn>900</mn>
              <mo stretchy="false">+</mo>
              <mn>1450</mn>
              <mo stretchy="false">+</mo>
              <mn>1500</mn>
              <mo stretchy="false">+</mo>
              <mn>1050</mn>
              <mo stretchy="false">+</mo>
              <mn>700</mn>
              <mo stretchy="false">+</mo>
              <mn>1400</mn>
              <mo stretchy="false">+</mo>
              <mn>500</mn>
              <mo stretchy="false">+</mo>
              <mn>1050</mn>
              <mo stretchy="false">+</mo>
              <mn>550</mn>
              <mo stretchy="false">+</mo>
              <mspace/>
            </mrow>
          </mrow>
        </mtd>
      </mtr>
      <mtr>
        <mtd>
          <mrow>
            <mrow>
              <mrow>
                <mo stretchy="false">+</mo>
                <mn>13441.1</mn>
              </mrow>
              <mo stretchy="false">+</mo>
              <mn>13776.7</mn>
              <mo stretchy="false">+</mo>
              <mn>33194.4</mn>
              <mo stretchy="false">+</mo>
              <mn>13422.4</mn>
              <mo stretchy="false">+</mo>
              <mn>9540.7</mn>
              <mo stretchy="false">+</mo>
              <mn>13301.7</mn>
              <mo stretchy="false">+</mo>
              <mn>6391.6</mn>
              <mo stretchy="false">+</mo>
              <mn>14270.8</mn>
              <mo stretchy="false">+</mo>
              <mn>8214.03</mn>
            </mrow>
            <mspace/>
          </mrow>
        </mtd>
      </mtr>
      <mtr>
        <mtd>
          <mrow>
            <mspace width="2em"/>
            <mo stretchy="false">=</mo>
            <mn>134653.43</mn>
          </mrow>
        </mtd>
      </mtr>
    </mtable>
    <annotation encoding="StarMath 5.0">n_{1}cx^{1}_{BC} + n_{2}cx^{2}_{BA} + n_{3}cx^{3}_{DB} + n_{4}cx^{4}_{DA} + n_{5}cx^{5}_{AC} + n_{6}cx^{6}_{AB} + n_{7}cx^{7}_{AD} + n_{8}cx^{8}_{CA} + n_{9}cx^{9}_{CB} + ~ newline
+ n_{1}tm_{BC}x^{1}_{BC} + n_{2}tm_{BA}x^{2}_{BA} + n_{3}tm_{DB}x^{3}_{DB} + n_{4}tm_{DA}x^{4}_{DA} + n_{5}tm_{AC}x^{5}_{AC} + n_{6}tm_{AB}x^{6}_{AB} + n_{7}tm_{AD}x^{7}_{AD} + n_{8}tm_{CA}x^{8}_{CA} + n_{9}tm_{CB}x^{9}_{CB} ~ newline
~= 900 + 1450 + 1500 + 1050 + 700 + 1400 + 500 + 1050 + 550 + ~ newline
+ 13441.1 + 13776.7 + 33194.4 + 13422.4 + 9540.7 + 13301.7 + 6391.6 + 14270.8 + 8214.03 ~ newline
~ = 134653.43</annotation>
  </semantics>
</math>
</file>